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P1" style:family="paragraph" style:parent-style-name="Standard">
      <style:text-properties officeooo:rsid="001637a7"/>
    </style:style>
    <style:style style:name="P2" style:family="paragraph" style:parent-style-name="Standard">
      <style:text-properties officeooo:rsid="001637a7" officeooo:paragraph-rsid="001637a7"/>
    </style:style>
    <style:style style:name="P3" style:family="paragraph" style:parent-style-name="Standard">
      <style:text-properties officeooo:rsid="001637a7" officeooo:paragraph-rsid="001637a7"/>
    </style:style>
    <style:style style:name="P4" style:family="paragraph" style:parent-style-name="Standard">
      <style:text-properties officeooo:rsid="00187c06" officeooo:paragraph-rsid="00187c06"/>
    </style:style>
    <style:style style:name="P5" style:family="paragraph" style:parent-style-name="Standard" style:list-style-name="L1">
      <style:text-properties officeooo:rsid="00187c06" officeooo:paragraph-rsid="00187c06"/>
    </style:style>
    <style:style style:name="P6" style:family="paragraph" style:parent-style-name="Standard">
      <style:text-properties officeooo:rsid="0019978c" officeooo:paragraph-rsid="0019978c"/>
    </style:style>
    <style:style style:name="P7" style:family="paragraph" style:parent-style-name="Standard">
      <style:text-properties style:text-underline-style="solid" style:text-underline-width="auto" style:text-underline-color="font-color" officeooo:rsid="0019978c" officeooo:paragraph-rsid="0019978c"/>
    </style:style>
    <style:style style:name="P8" style:family="paragraph" style:parent-style-name="Standard">
      <style:text-properties style:text-underline-style="solid" style:text-underline-width="auto" style:text-underline-color="font-color" officeooo:rsid="001d710b" officeooo:paragraph-rsid="001d710b"/>
    </style:style>
    <style:style style:name="P9" style:family="paragraph" style:parent-style-name="Standard">
      <style:text-properties style:text-underline-style="solid" style:text-underline-width="auto" style:text-underline-color="font-color" officeooo:rsid="001e88a0" officeooo:paragraph-rsid="001e88a0"/>
    </style:style>
    <style:style style:name="P10" style:family="paragraph" style:parent-style-name="Standard">
      <style:text-properties style:text-underline-style="solid" style:text-underline-width="auto" style:text-underline-color="font-color" officeooo:rsid="0021925a" officeooo:paragraph-rsid="0021925a"/>
    </style:style>
    <style:style style:name="P11" style:family="paragraph" style:parent-style-name="Standard">
      <style:text-properties style:text-underline-style="solid" style:text-underline-width="auto" style:text-underline-color="font-color" officeooo:rsid="0024f8ba" officeooo:paragraph-rsid="0024f8ba"/>
    </style:style>
    <style:style style:name="P12" style:family="paragraph" style:parent-style-name="Standard">
      <style:text-properties style:text-underline-style="solid" style:text-underline-width="auto" style:text-underline-color="font-color" officeooo:rsid="0028aaa0" officeooo:paragraph-rsid="0028aaa0"/>
    </style:style>
    <style:style style:name="P13" style:family="paragraph" style:parent-style-name="Standard">
      <style:text-properties officeooo:rsid="001727b1" officeooo:paragraph-rsid="001727b1"/>
    </style:style>
    <style:style style:name="P1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8pt" style:font-size-asian="8pt" style:font-size-complex="8pt"/>
    </style:style>
    <style:style style:name="P16" style:family="paragraph" style:parent-style-name="Standard">
      <style:text-properties fo:color="#000000" fo:font-size="8pt" officeooo:rsid="001e88a0" officeooo:paragraph-rsid="001e88a0" style:font-size-asian="8pt" style:font-size-complex="8pt"/>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1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Mono" fo:font-size="8pt" style:font-size-asian="8pt" style:font-size-complex="8pt"/>
    </style:style>
    <style:style style:name="P1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5b72d" style:font-size-asian="8pt" style:font-size-complex="8pt"/>
    </style:style>
    <style:style style:name="P20"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paragraph-rsid="00293cda" style:font-size-asian="8pt" style:font-size-complex="8pt"/>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ndale Mono" fo:font-size="8pt" officeooo:rsid="00293cda" officeooo:paragraph-rsid="00293cda" style:font-size-asian="8pt" style:font-size-complex="8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2pt" officeooo:rsid="00293cda" officeooo:paragraph-rsid="00293cda" style:font-size-asian="10.5pt" style:font-size-complex="12pt"/>
    </style:style>
    <style:style style:name="P23" style:family="paragraph" style:parent-style-name="Standard" style:list-style-name="L2">
      <style:text-properties fo:font-size="10pt" style:text-underline-style="none" officeooo:rsid="001bab53" officeooo:paragraph-rsid="001bab53" style:font-size-asian="8.75pt" style:font-size-complex="10pt"/>
    </style:style>
    <style:style style:name="P24" style:family="paragraph" style:parent-style-name="Standard" style:list-style-name="L3">
      <style:text-properties fo:font-size="10pt" style:text-underline-style="none" officeooo:rsid="001bab53" officeooo:paragraph-rsid="0024f8ba" style:font-size-asian="8.75pt" style:font-size-complex="10pt"/>
    </style:style>
    <style:style style:name="P25" style:family="paragraph" style:parent-style-name="Standard" style:list-style-name="L3">
      <style:text-properties fo:font-size="10pt" style:text-underline-style="none" officeooo:rsid="001bab53" officeooo:paragraph-rsid="002c5165" style:font-size-asian="8.75pt" style:font-size-complex="10pt"/>
    </style:style>
    <style:style style:name="P26" style:family="paragraph" style:parent-style-name="Standard" style:list-style-name="L3">
      <style:text-properties fo:font-size="10pt" style:text-underline-style="none" officeooo:rsid="0024f8ba" officeooo:paragraph-rsid="0024f8ba" style:font-size-asian="8.75pt" style:font-size-complex="10pt"/>
    </style:style>
    <style:style style:name="P27" style:family="paragraph" style:parent-style-name="Standard" style:list-style-name="L3">
      <style:text-properties fo:font-size="10pt" style:text-underline-style="none" officeooo:rsid="0024f8ba" officeooo:paragraph-rsid="002c5165" style:font-size-asian="8.75pt" style:font-size-complex="10pt"/>
    </style:style>
    <style:style style:name="P28" style:family="paragraph" style:parent-style-name="Standard">
      <style:text-properties fo:font-size="10pt" style:text-underline-style="none" officeooo:rsid="0024f8ba" officeooo:paragraph-rsid="0024f8ba" style:font-size-asian="8.75pt" style:font-size-complex="10pt"/>
    </style:style>
    <style:style style:name="P29" style:family="paragraph" style:parent-style-name="Standard">
      <style:text-properties fo:font-size="10pt" style:text-underline-style="none" officeooo:rsid="0024f8ba" officeooo:paragraph-rsid="002c5165" style:font-size-asian="8.75pt" style:font-size-complex="10pt"/>
    </style:style>
    <style:style style:name="P30" style:family="paragraph" style:parent-style-name="Standard" style:list-style-name="L2">
      <style:text-properties fo:font-size="10pt" style:text-underline-style="none" officeooo:rsid="0028aaa0" officeooo:paragraph-rsid="0028aaa0" style:font-size-asian="8.75pt" style:font-size-complex="10pt"/>
    </style:style>
    <style:style style:name="P31" style:family="paragraph" style:parent-style-name="Standard" style:list-style-name="L4">
      <style:text-properties fo:font-size="10pt" officeooo:rsid="0024f8ba" officeooo:paragraph-rsid="0024f8ba" style:font-size-asian="8.75pt" style:font-size-complex="10pt"/>
    </style:style>
    <style:style style:name="P32" style:family="paragraph" style:parent-style-name="Standard" style:list-style-name="L4">
      <style:text-properties fo:font-size="10pt" officeooo:rsid="0024f8ba" officeooo:paragraph-rsid="0025b72d" style:font-size-asian="8.75pt" style:font-size-complex="10pt"/>
    </style:style>
    <style:style style:name="P33" style:family="paragraph" style:parent-style-name="Standard">
      <style:text-properties fo:font-size="10pt" officeooo:rsid="0024f8ba" officeooo:paragraph-rsid="0024f8ba" style:font-size-asian="8.75pt" style:font-size-complex="10pt"/>
    </style:style>
    <style:style style:name="P34" style:family="paragraph" style:parent-style-name="Standard">
      <style:text-properties fo:font-size="10pt" officeooo:rsid="0024f8ba" officeooo:paragraph-rsid="0025b72d" style:font-size-asian="8.75pt" style:font-size-complex="10pt"/>
    </style:style>
    <style:style style:name="P35" style:family="paragraph" style:parent-style-name="Standard" style:list-style-name="L4">
      <style:text-properties fo:font-size="10pt" officeooo:rsid="0028aaa0" officeooo:paragraph-rsid="0028aaa0" style:font-size-asian="8.75pt" style:font-size-complex="10pt"/>
    </style:style>
    <style:style style:name="P36" style:family="paragraph" style:parent-style-name="Standard" style:list-style-name="L3">
      <style:text-properties style:text-underline-style="none" officeooo:rsid="001bab53" officeooo:paragraph-rsid="0024f8ba"/>
    </style:style>
    <style:style style:name="P37" style:family="paragraph" style:parent-style-name="Standard" style:list-style-name="L3">
      <style:text-properties style:text-underline-style="none" officeooo:rsid="001bab53" officeooo:paragraph-rsid="002c5165"/>
    </style:style>
    <style:style style:name="P38" style:family="paragraph" style:parent-style-name="Standard">
      <style:text-properties officeooo:rsid="0024f8ba" officeooo:paragraph-rsid="0024f8ba"/>
    </style:style>
    <style:style style:name="P39" style:family="paragraph" style:parent-style-name="Standard" style:list-style-name="L1">
      <style:text-properties officeooo:rsid="0026b385" officeooo:paragraph-rsid="0026b385"/>
    </style:style>
    <style:style style:name="P40" style:family="paragraph" style:parent-style-name="Standard">
      <style:text-properties officeooo:rsid="0028aaa0" officeooo:paragraph-rsid="0028aaa0"/>
    </style:style>
    <style:style style:name="P41" style:family="paragraph" style:parent-style-name="Standard">
      <style:text-properties officeooo:rsid="00293cda" officeooo:paragraph-rsid="00293cda"/>
    </style:style>
    <style:style style:name="P42" style:family="paragraph" style:parent-style-name="Standard">
      <style:text-properties officeooo:rsid="002c5165" officeooo:paragraph-rsid="002c5165"/>
    </style:style>
    <style:style style:name="P43" style:family="paragraph" style:parent-style-name="Standard" style:master-page-name="Standard">
      <style:paragraph-properties style:page-number="auto"/>
      <style:text-properties fo:color="#000000" fo:font-size="8pt" officeooo:rsid="001e88a0" officeooo:paragraph-rsid="001e88a0" style:font-size-asian="8pt" style:font-size-complex="8pt"/>
    </style:style>
    <style:style style:name="P44" style:family="paragraph" style:parent-style-name="Standard" style:master-page-name="Standard">
      <style:paragraph-properties style:page-number="auto"/>
      <style:text-properties fo:color="#000000" fo:font-size="8pt" style:font-size-asian="8pt" style:font-size-complex="8pt"/>
    </style:style>
    <style:style style:name="P45" style:family="paragraph" style:parent-style-name="Standard" style:master-page-name="Standard">
      <style:paragraph-properties style:page-number="auto"/>
      <style:text-properties fo:color="#000000" style:font-name="Andale Mono" fo:font-size="8pt" officeooo:paragraph-rsid="0025b72d" style:font-size-asian="8pt" style:font-size-complex="8pt"/>
    </style:style>
    <style:style style:name="P46" style:family="paragraph" style:parent-style-name="Standard" style:master-page-name="Standard">
      <style:paragraph-properties style:page-number="auto"/>
      <style:text-properties fo:color="#000000" fo:font-size="8pt" style:font-size-asian="8pt" style:font-size-complex="8pt"/>
    </style:style>
    <style:style style:name="P47" style:family="paragraph" style:parent-style-name="Table_20_Contents">
      <style:text-properties fo:font-size="10pt" style:font-size-asian="8.75pt" style:font-size-complex="10pt"/>
    </style:style>
    <style:style style:name="P48" style:family="paragraph" style:parent-style-name="Table_20_Contents">
      <style:text-properties style:font-name="Andale Mono" fo:font-size="8pt" officeooo:rsid="00293cda" officeooo:paragraph-rsid="00293cda" style:font-size-asian="8pt" style:font-size-complex="8pt"/>
    </style:style>
    <style:style style:name="T1" style:family="text">
      <style:text-properties officeooo:rsid="0019978c"/>
    </style:style>
    <style:style style:name="T2" style:family="text">
      <style:text-properties style:text-underline-style="none"/>
    </style:style>
    <style:style style:name="T3" style:family="text">
      <style:text-properties style:text-underline-style="none" officeooo:rsid="00229332"/>
    </style:style>
    <style:style style:name="T4" style:family="text">
      <style:text-properties style:text-underline-style="none" officeooo:rsid="00239454"/>
    </style:style>
    <style:style style:name="T5" style:family="text">
      <style:text-properties style:font-name="AndaleMono"/>
    </style:style>
    <style:style style:name="T6" style:family="text">
      <style:text-properties officeooo:rsid="0024870b"/>
    </style:style>
    <style:style style:name="T7" style:family="text">
      <style:text-properties fo:font-size="10pt" style:font-size-asian="8.75pt" style:font-size-complex="10pt"/>
    </style:style>
    <style:style style:name="T8" style:family="text">
      <style:text-properties fo:font-size="10pt" officeooo:rsid="002c5165" style:font-size-asian="8.75pt" style:font-size-complex="10pt"/>
    </style:style>
    <style:style style:name="T9" style:family="text">
      <style:text-properties fo:font-size="10pt" officeooo:rsid="002d8a10" style:font-size-asian="8.75pt" style:font-size-complex="10pt"/>
    </style:style>
    <style:style style:name="T10" style:family="text">
      <style:text-properties officeooo:rsid="0025b72d"/>
    </style:style>
    <style:style style:name="T11" style:family="text">
      <style:text-properties officeooo:rsid="0026b385"/>
    </style:style>
    <style:style style:name="T12" style:family="text">
      <style:text-properties style:font-name="Andale Mono" fo:font-size="10pt" style:font-size-asian="10pt" style:font-size-complex="10pt"/>
    </style:style>
    <style:style style:name="T13" style:family="text">
      <style:text-properties officeooo:rsid="002bb452"/>
    </style:style>
    <style:style style:name="T14" style:family="text">
      <style:text-properties officeooo:rsid="002f55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lian Schroeder &amp; Nathan Jarus</text:p>
      <text:p text:style-name="P2">CS301 – Final Project</text:p>
      <text:p text:style-name="P2"/>
      <text:p text:style-name="P4">The test cases in this document are separated according to the dataset on which the RICO algorithm is run. The <text:span text:style-name="T11">three</text:span> primary datasets in this document, will be referred to by the dataset names described below:</text:p>
      <text:p text:style-name="P4"/>
      <text:list xml:id="list2057986754153485776" text:style-name="L1">
        <text:list-item>
          <text:p text:style-name="P5">Small Test Dataset (table3_10_fg.arff)</text:p>
        </text:list-item>
        <text:list-item>
          <text:p text:style-name="P39">Large Test Dataset ()</text:p>
        </text:list-item>
        <text:list-item>
          <text:p text:style-name="P5"><text:span text:style-name="T11">Godzilla</text:span> Test Dataset (wilkinsonMatrix.arff)</text:p>
        </text:list-item>
      </text:list>
      <text:p text:style-name="P4"/>
      <text:p text:style-name="P4">Other datasets will be referred to explicitly by their file name whenever they are used in this document <text:span text:style-name="T1"><text:s/>(see the Appendix for the contents of each of these datasets).</text:span></text:p>
      <text:p text:style-name="P4"/>
      <text:p text:style-name="P6">Since the Small Test Dataset is small enough for manual verification of our test results, the test cases using the Small Test Dataset will also contain explanations regarding the validity/accuracy of the test results. However, because manual verification is impractical with the Large Test Dataset, <text:span text:style-name="T6">analysis of the results will not be provided.</text:span></text:p>
      <text:p text:style-name="P4"/>
      <text:p text:style-name="P4"/>
      <text:p text:style-name="P7">Small Test Dataset</text:p>
      <text:p text:style-name="P7"/>
      <text:list xml:id="list8765195579060136073" text:style-name="L2">
        <text:list-item>
          <text:p text:style-name="P23">Single <text:span text:style-name="T14">d</text:span>ecision <text:span text:style-name="T14">a</text:span>ttribute</text:p>
        </text:list-item>
        <text:list-item>
          <text:p text:style-name="P23">No limit on attributes considered for coverings</text:p>
        </text:list-item>
        <text:list-item>
          <text:p text:style-name="P23">No minimum instance coverage for reported rules</text:p>
        </text:list-item>
        <text:list-item>
          <text:p text:style-name="P30">Redundant rules not pruned</text:p>
        </text:list-item>
      </text:list>
      <text:p text:style-name="P7"><text:span text:style-name="T2"/></text:p>
      <table:table table:name="Table2" table:style-name="Table2">
        <table:table-column table:style-name="Table2.A"/>
        <table:table-row>
          <table:table-cell table:style-name="Table2.A1" office:value-type="string">
            <text:p text:style-name="P44"><text:span text:style-name="T5">Attributes to partition on: ["a", "b", "c", "d", "g"]</text:span></text:p>
            <text:p text:style-name="P17"/>
            <text:p text:style-name="P14"><text:span text:style-name="T5">Decision attributes: ["f"]</text:span></text:p>
            <text:p text:style-name="P14"><text:span text:style-name="T5"><text:tab/>Value: [0.0]<text:tab/>Occurrences: 2</text:span></text:p>
            <text:p text:style-name="P14"><text:span text:style-name="T5"><text:tab/>Value: [1.0]<text:tab/>Occurrences: 2</text:span></text:p>
            <text:p text:style-name="P14"><text:span text:style-name="T5"><text:tab/>Value: [2.0]<text:tab/>Occurrences: 2</text:span></text:p>
            <text:p text:style-name="P14"><text:span text:style-name="T5"><text:tab/>Value: [3.0]<text:tab/>Occurrences: 2</text:span></text:p>
            <text:p text:style-name="P17"/>
            <text:p text:style-name="P14"><text:span text:style-name="T5">Coverings:</text:span></text:p>
            <text:p text:style-name="P14"><text:span text:style-name="T5">["a", "b"]</text:span></text:p>
            <text:p text:style-name="P14"><text:span text:style-name="T5">[[[0.0, "L", 0.0], 2], [[0.0, "R", 1.0], 2], [[1.0, "R", 2.0], 2], [[2.0, "S", 3.0], 2]]</text:span></text:p>
            <text:p text:style-name="P17"/>
            <text:p text:style-name="P14"><text:span text:style-name="T5">["a", "c"]</text:span></text:p>
            <text:p text:style-name="P14"><text:span text:style-name="T5">[[[0.0, 0.0, 0.0], 2], [[0.0, 1.0, 1.0], 2], [[1.0, 0.0, 2.0], 2], [[2.0, 2.0, 3.0], 2]]</text:span></text:p>
            <text:p text:style-name="P17"/>
            <text:p text:style-name="P14"><text:span text:style-name="T5">["b", "c"]</text:span></text:p>
            <text:p text:style-name="P14"><text:span text:style-name="T5">[[["L", 0.0, 0.0], 2], [["R", 1.0, 1.0], 2], [["R", 0.0, 2.0], 2], [["S", 2.0, 3.0], 2]]</text:span></text:p>
            <text:p text:style-name="P17"/>
            <text:p text:style-name="P14"><text:span text:style-name="T5">["b", "g"]</text:span></text:p>
            <text:p text:style-name="P14"><text:span text:style-name="T5">[[["L", "L", 0.0], 2], [["R", "L", 1.0], 2], [["R", "H", 2.0], 2], [["S", "H", 3.0], 2]]</text:span></text:p>
            <text:p text:style-name="P17"/>
            <text:p text:style-name="P14"><text:span text:style-name="T5">["c", "g"]</text:span></text:p>
            <text:p text:style-name="P14"><text:span text:style-name="T5">[[[0.0, "L", 0.0], 2], [[1.0, "L", 1.0], 2], [[0.0, "H", 2.0], 2], [[2.0, "H", 3.0], 2]]</text:span></text:p>
          </table:table-cell>
        </table:table-row>
      </table:table>
      <text:p text:style-name="P7"><text:span text:style-name="T2"/></text:p>
      <text:p text:style-name="P11"><text:span text:style-name="T2">It is fairly easy to verify that the results produced from this particular option set is correct, however, the rules produced from the coverings are obviously unpruned. The next test case, in contrast, shows the results of the same option set with pruning enabled.</text:span></text:p>
      <text:p text:style-name="P7"><text:span text:style-name="T2"/></text:p>
      <text:p text:style-name="P7"><text:span text:style-name="T2"/></text:p>
      <text:p text:style-name="P7"><text:soft-page-break/><text:span text:style-name="T2"/></text:p>
      <text:list xml:id="list5762901076516923071" text:style-name="L3">
        <text:list-item>
          <text:p text:style-name="P36"><text:span text:style-name="T7">Single </text:span><text:span text:style-name="T9">d</text:span><text:span text:style-name="T7">ecision </text:span><text:span text:style-name="T9">a</text:span><text:span text:style-name="T7">ttribute</text:span></text:p>
        </text:list-item>
        <text:list-item>
          <text:p text:style-name="P24">No limit on attributes considered for coverings</text:p>
        </text:list-item>
        <text:list-item>
          <text:p text:style-name="P24">No minimum instance coverage for reported rules</text:p>
        </text:list-item>
        <text:list-item>
          <text:p text:style-name="P26">Redundant rules pruned</text:p>
        </text:list-item>
      </text:list>
      <text:p text:style-name="P28"/>
      <table:table table:name="Table4" table:style-name="Table4">
        <table:table-column table:style-name="Table4.A"/>
        <table:table-row>
          <table:table-cell table:style-name="Table4.A1" office:value-type="string">
            <text:p text:style-name="P44"><text:span text:style-name="T5">Attributes to partition on: ["a", "b", "c", "d", "g"]</text:span></text:p>
            <text:p text:style-name="P17"/>
            <text:p text:style-name="P14"><text:span text:style-name="T5">Decision attributes: ["f"]</text:span></text:p>
            <text:p text:style-name="P14"><text:span text:style-name="T5"><text:tab/>Value: [0.0]<text:tab/>Occurrences: 2</text:span></text:p>
            <text:p text:style-name="P14"><text:span text:style-name="T5"><text:tab/>Value: [1.0]<text:tab/>Occurrences: 2</text:span></text:p>
            <text:p text:style-name="P14"><text:span text:style-name="T5"><text:tab/>Value: [2.0]<text:tab/>Occurrences: 2</text:span></text:p>
            <text:p text:style-name="P14"><text:span text:style-name="T5"><text:tab/>Value: [3.0]<text:tab/>Occurrences: 2</text:span></text:p>
            <text:p text:style-name="P17"/>
            <text:p text:style-name="P14"><text:span text:style-name="T5">Coverings:</text:span></text:p>
            <text:p text:style-name="P14"><text:span text:style-name="T5">["a", "b"]</text:span></text:p>
            <text:p text:style-name="P14"><text:span text:style-name="T5">[[["_", "L", 0.0], 2], [[0.0, "R", 1.0], 2], [[1.0, "_", 2.0], 2], [[2.0, "_", 3.0], 2]]</text:span></text:p>
            <text:p text:style-name="P17"/>
            <text:p text:style-name="P14"><text:span text:style-name="T5">["a", "c"]</text:span></text:p>
            <text:p text:style-name="P14"><text:span text:style-name="T5">[[[0.0, 0.0, 0.0], 2], [["_", 1.0, 1.0], 2], [[1.0, "_", 2.0], 2], [[2.0, "_", 3.0], 2]]</text:span></text:p>
            <text:p text:style-name="P17"/>
            <text:p text:style-name="P14"><text:span text:style-name="T5">["b", "c"]</text:span></text:p>
            <text:p text:style-name="P14"><text:span text:style-name="T5">[[["L", "_", 0.0], 2], [["_", 1.0, 1.0], 2], [["R", 0.0, 2.0], 2], [["S", "_", 3.0], 2]]</text:span></text:p>
            <text:p text:style-name="P17"/>
            <text:p text:style-name="P14"><text:span text:style-name="T5">["b", "g"]</text:span></text:p>
            <text:p text:style-name="P14"><text:span text:style-name="T5">[[["L", "_", 0.0], 2], [["R", "L", 1.0], 2], [["R", "H", 2.0], 2], [["S", "_", 3.0], 2]]</text:span></text:p>
            <text:p text:style-name="P17"/>
            <text:p text:style-name="P14"><text:span text:style-name="T5">["c", "g"]</text:span></text:p>
            <text:p text:style-name="P14"><text:span text:style-name="T5">[[[0.0, "L", 0.0], 2], [[1.0, "_", 1.0], 2], [[0.0, "H", 2.0], 2], [[2.0, "_", 3.0], 2]]</text:span></text:p>
          </table:table-cell>
        </table:table-row>
      </table:table>
      <text:p text:style-name="P28"/>
      <text:p text:style-name="P42">While this dataset is not large enough that pruning will cause rules to be combined, it does correctly eliminate redundant conditions from the set of antecedents.</text:p>
      <text:p text:style-name="P42"/>
      <text:p text:style-name="P42"/>
      <text:list xml:id="list212127510990301" text:continue-numbering="true" text:style-name="L3">
        <text:list-item>
          <text:p text:style-name="P37"><text:span text:style-name="T8">Multiple</text:span><text:span text:style-name="T7"> </text:span><text:span text:style-name="T8">d</text:span><text:span text:style-name="T7">ecision </text:span><text:span text:style-name="T8">a</text:span><text:span text:style-name="T7">ttribute</text:span><text:span text:style-name="T8">s</text:span></text:p>
        </text:list-item>
        <text:list-item>
          <text:p text:style-name="P25">No limit on attributes considered for coverings</text:p>
        </text:list-item>
        <text:list-item>
          <text:p text:style-name="P25">No minimum instance coverage for reported rules</text:p>
        </text:list-item>
        <text:list-item>
          <text:p text:style-name="P27">Redundant rules pruned</text:p>
        </text:list-item>
      </text:list>
      <text:p text:style-name="P29"/>
      <table:table table:name="Table8" table:style-name="Table8">
        <table:table-column table:style-name="Table8.A"/>
        <table:table-row>
          <table:table-cell table:style-name="Table8.A1" office:value-type="string">
            <text:p text:style-name="P47"/>
          </table:table-cell>
        </table:table-row>
      </table:table>
      <text:p text:style-name="P29"/>
      <text:p text:style-name="P4"/>
      <text:p text:style-name="P11"><text:span text:style-name="T11">Godzilla</text:span> Test Dataset</text:p>
      <text:p text:style-name="P38"/>
      <text:list xml:id="list5797580034008496168" text:style-name="L4">
        <text:list-item>
          <text:p text:style-name="P32">Single decision attribute</text:p>
        </text:list-item>
        <text:list-item>
          <text:p text:style-name="P32">Number of attributes considered for coverings limited to <text:span text:style-name="T10">3</text:span></text:p>
        </text:list-item>
        <text:list-item>
          <text:p text:style-name="P32">No minimum instance coverage for reported rules</text:p>
        </text:list-item>
        <text:list-item>
          <text:p text:style-name="P35">Redundant rules not pruned</text:p>
        </text:list-item>
      </text:list>
      <text:p text:style-name="P34"/>
      <table:table table:name="Table6" table:style-name="Table6">
        <table:table-column table:style-name="Table6.A"/>
        <table:table-row>
          <table:table-cell table:style-name="Table6.A1" office:value-type="string">
            <text:p text:style-name="P48">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48"/>
            <text:p text:style-name="P48">Decision attributes: ["a71"]</text:p>
            <text:p text:style-name="P48"><text:tab/>Value: 2.0<text:tab/>Occurrences: 2</text:p>
            <text:p text:style-name="P48"><text:tab/>Value: 1.0<text:tab/>Occurrences: 4</text:p>
            <text:p text:style-name="P48"><text:tab/>Value: 0.0<text:tab/>Occurrences: 14</text:p>
            <text:p text:style-name="P48"><text:tab/>Value: ?<text:tab/>Occurrences: 5</text:p>
            <text:p text:style-name="P48"><text:soft-page-break/></text:p>
            <text:p text:style-name="P48">Coverings:</text:p>
            <text:p text:style-name="P48">["a0", "a2", "a69"]</text:p>
            <text:p text:style-name="P48">[[[0.0, 0.0, 0.0, 0.0], 5], [[0.0, 0.0, 1.0, 2.0], 1], [[0.0, 0.0, "?", "?"], 1], [[1.0, 1.0, 0.0, 1.0], 1], [[1.0, 1.0, 1.0, 1.0], 3], [[1.0, 1.0, "?", "?"], 1], [["?", 0.0, 0.0, 0.0], 1], [["?", 0.0, "?", "?"], 1], [[1.0, "?", 0.0, 0.0], 2], [["?", "?", 1.0, 2.0], 1], [[1.0, "?", "?", "?"], 1], [["?", "?", 0.0, 0.0], 3], [[0.0, 1.0, "?", 0.0], 1], [[1.0, 0.0, 1.0, 0.0], 1], [[0.0, "?", "?", "?"], 1], [[0.0, "?", 0.0, 0.0], 1]]</text:p>
            <text:p text:style-name="P48"/>
            <text:p text:style-name="P48">["a0", "a61", "a69"]</text:p>
            <text:p text:style-name="P48">[[[1.0, 0.0, 1.0, 1.0], 3], [[1.0, "?", 0.0, 0.0], 2], [["?", 1.0, 0.0, 0.0], 2], [[0.0, 1.0, "?", 0.0], 1], [[0.0, 0.0, 0.0, 0.0], 4], [[1.0, 1.0, 1.0, 0.0], 1], [[1.0, 1.0, 0.0, 1.0], 1], [[0.0, 0.0, 1.0, 2.0], 1], [[0.0, 0.0, "?", "?"], 2], [["?", 0.0, 0.0, 0.0], 2], [["?", 0.0, "?", "?"], 1], [[0.0, 1.0, 0.0, 0.0], 2], [[1.0, 1.0, "?", "?"], 2], [["?", 0.0, 1.0, 2.0], 1]]</text:p>
            <text:p text:style-name="P48"/>
            <text:p text:style-name="P48">["a1", "a61", "a69"]</text:p>
            <text:p text:style-name="P48">[[["?", 1.0, 0.0, 0.0], 2], [["?", 0.0, 1.0, 2.0], 1], [[1.0, "?", 0.0, 0.0], 2], [[1.0, 1.0, 0.0, 1.0], 1], [[1.0, 0.0, 1.0, 1.0], 3], [[0.0, 1.0, 1.0, 0.0], 1], [[0.0, 0.0, 0.0, 0.0], 4], [[0.0, 0.0, "?", "?"], 3], [[0.0, 1.0, 0.0, 0.0], 2], [[1.0, 1.0, "?", "?"], 2], [[0.0, 1.0, "?", 0.0], 1], [["?", 0.0, 0.0, 0.0], 2], [[0.0, 0.0, 1.0, 2.0], 1]]</text:p>
            <text:p text:style-name="P48"/>
            <text:p text:style-name="P48">["a1", "a69", "a72"]</text:p>
            <text:p text:style-name="P48">[[[1.0, 0.0, 1.0, 0.0], 2], [[1.0, 0.0, 0.0, 1.0], 1], [[0.0, "?", 1.0, 0.0], 1], [[0.0, 1.0, "?", 2.0], 1], [["?", 1.0, 0.0, 2.0], 1], [["?", 0.0, 0.0, 0.0], 3], [[1.0, 1.0, 0.0, 1.0], 3], [[1.0, "?", "?", "?"], 2], [[0.0, "?", "?", "?"], 3], [[0.0, 0.0, 0.0, 0.0], 6], [["?", 0.0, 1.0, 0.0], 1], [[0.0, 1.0, 0.0, 0.0], 1]]</text:p>
            <text:p text:style-name="P48"/>
            <text:p text:style-name="P48">["a2", "a5", "a69"]</text:p>
            <text:p text:style-name="P48">[[[1.0, 1.0, 1.0, 1.0], 3], [[1.0, 1.0, "?", "?"], 1], [[0.0, "?", "?", "?"], 1], [["?", "?", "?", "?"], 1], [["?", "?", 0.0, 0.0], 4], [["?", 1.0, "?", "?"], 1], [["?", "?", 1.0, 2.0], 1], [["?", 1.0, 0.0, 0.0], 2], [[0.0, 0.0, 0.0, 0.0], 6], [[1.0, 1.0, 0.0, 1.0], 1], [[0.0, 0.0, 1.0, 2.0], 1], [[0.0, 0.0, "?", "?"], 1], [[1.0, 0.0, "?", 0.0], 1], [[0.0, 1.0, 1.0, 0.0], 1]]</text:p>
            <text:p text:style-name="P48"/>
            <text:p text:style-name="P48">["a2", "a8", "a69"]</text:p>
            <text:p text:style-name="P48">[[["?", 1.0, "?", "?"], 2], [["?", 1.0, 0.0, 0.0], 2], [["?", "?", 1.0, 2.0], 1], [[1.0, 0.0, "?", "?"], 1], [[0.0, 0.0, 1.0, 0.0], 1], [[1.0, 1.0, 0.0, 1.0], 1], [[0.0, 0.0, 0.0, 0.0], 6], [[1.0, 1.0, "?", 0.0], 1], [[1.0, 1.0, 1.0, 1.0], 2], [[0.0, 0.0, "?", "?"], 1], [[0.0, 1.0, "?", "?"], 1], [["?", 0.0, 0.0, 0.0], 1], [["?", "?", 0.0, 0.0], 3], [[1.0, "?", 1.0, 1.0], 1], [[0.0, 1.0, 1.0, 2.0], 1]]</text:p>
            <text:p text:style-name="P48"/>
            <text:p text:style-name="P48">["a2", "a12", "a69"]</text:p>
            <text:p text:style-name="P48">[[[0.0, 1.0, 0.0, 0.0], 1], [[0.0, 0.0, 1.0, 2.0], 1], [[1.0, 0.0, "?", "?"], 1], [["?", "?", 1.0, 2.0], 1], [["?", "?", "?", "?"], 1], [["?", "?", 0.0, 0.0], 2], [[1.0, 0.0, 0.0, 1.0], 1], [[1.0, 1.0, 1.0, 1.0], 2], [[0.0, "?", 0.0, 0.0], 1], [[0.0, "?", 1.0, 0.0], 1], [["?", 0.0, 0.0, 0.0], 3], [["?", 0.0, "?", "?"], 1], [[0.0, 0.0, 0.0, 0.0], 4], [[0.0, 0.0, "?", "?"], 2], [[1.0, 1.0, "?", 0.0], 1], [[1.0, "?", 1.0, 1.0], 1], [["?", 1.0, 0.0, 0.0], 1]]</text:p>
            <text:p text:style-name="P48"/>
            <text:p text:style-name="P48">["a2", "a16", "a69"]</text:p>
            <text:p text:style-name="P48">[[["?", 0.0, 0.0, 0.0], 4], [[1.0, 0.0, 1.0, 1.0], 2], [[0.0, 1.0, 0.0, 0.0], 1], [["?", "?", 1.0, 2.0], 1], [["?", 2.0, "?", "?"], 1], [[0.0, "?", 0.0, 0.0], 1], [[0.0, 0.0, 0.0, 0.0], 4], [[0.0, 0.0, 1.0, 2.0], 1], [[1.0, 0.0, "?", 0.0], 1], [[0.0, 0.0, "?", "?"], 2], [["?", "?", "?", "?"], 1], [["?", "?", 0.0, 0.0], 2], [[1.0, "?", 1.0, 1.0], 1], [[1.0, 0.0, 0.0, 1.0], 1], [[1.0, 2.0, "?", "?"], 1], [[0.0, "?", 1.0, 0.0], 1]]</text:p>
            <text:p text:style-name="P48"/>
            <text:p text:style-name="P48">["a2", "a20", "a69"]</text:p>
            <text:p text:style-name="P48">[[[1.0, "?", 1.0, 1.0], 1], [[0.0, "?", 0.0, 0.0], 3], [["?", 1.0, 1.0, 2.0], 1], [["?", "?", "?", "?"], 2], [["?", 0.0, 0.0, 0.0], 3], [[1.0, 1.0, "?", 0.0], 1], [[1.0, 0.0, "?", "?"], 1], [["?", 1.0, 0.0, 0.0], 3], [[0.0, 0.0, 0.0, 0.0], 2], [[0.0, 1.0, 0.0, 0.0], 1], [[1.0, 1.0, 1.0, 1.0], 2], [[0.0, 1.0, "?", "?"], 2], [[0.0, "?", 1.0, 0.0], 1], [[0.0, 1.0, 1.0, 2.0], 1], [[1.0, 0.0, 0.0, 1.0], 1]]</text:p>
            <text:p text:style-name="P48"/>
            <text:p text:style-name="P48">["a2", "a21", "a69"]</text:p>
            <text:p text:style-name="P48">[[[1.0, 2.0, "?", "?"], 1], [[0.0, 2.0, "?", "?"], 1], [[1.0, 2.0, 1.0, 1.0], 1], [[0.0, 2.0, 0.0, 0.0], 1], [["?", "?", "?", "?"], 2], [["?", "?", 0.0, 0.0], 1], [[1.0, "?", "?", 0.0], 1], [[1.0, 0.0, 0.0, 1.0], 1], [["?", 0.0, 1.0, 2.0], 1], [[0.0, "?", 0.0, 0.0], 2], [["?", 1.0, 0.0, 0.0], 1], [["?", 0.0, 0.0, 0.0], 2], [[1.0, "?", 1.0, 1.0], 2], [[0.0, "?", 1.0, 0.0], 1], [[0.0, 0.0, 0.0, 0.0], 3], [["?", 2.0, 0.0, 0.0], 2], [[0.0, 1.0, "?", "?"], 1], [[0.0, 1.0, 1.0, 2.0], 1]]</text:p>
            <text:p text:style-name="P48"/>
            <text:p text:style-name="P48">["a2", "a22", "a69"]</text:p>
            <text:p text:style-name="P48">[[[1.0, 2.0, "?", "?"], 1], [[0.0, "?", "?", "?"], 1], [["?", 2.0, 1.0, 2.0], 1], [[0.0, 2.0, 0.0, 0.0], 1], [[0.0, "?", 0.0, 0.0], 1], [[1.0, 2.0, 0.0, 1.0], 1], [["?", 0.0, 0.0, 0.0], 2], [["?", 0.0, "?", "?"], 1], [[0.0, 1.0, 0.0, 0.0], 2], [[0.0, 0.0, 1.0, 2.0], 1], [[1.0, 0.0, 1.0, 1.0], 2], [["?", "?", 0.0, 0.0], 1], [["?", 1.0, 0.0, 0.0], 1], [["?", 2.0, "?", "?"], 1], [["?", 2.0, 0.0, 0.0], 2], [[1.0, 9.0, 1.0, 1.0], 1], [[1.0, 0.0, "?", 0.0], 1], [[0.0, 0.0, 0.0, 0.0], 2], [[0.0, 0.0, "?", "?"], 1], [[0.0, 2.0, 1.0, 0.0], 1]]</text:p>
            <text:p text:style-name="P48"/>
            <text:p text:style-name="P48"><text:soft-page-break/>["a2", "a23", "a69"]</text:p>
            <text:p text:style-name="P48">[[[0.0, 0.0, 0.0, 0.0], 4], [[0.0, 0.0, 1.0, 2.0], 1], [[0.0, 0.0, "?", "?"], 1], [[1.0, 0.0, 1.0, 1.0], 2], [[1.0, 0.0, "?", "?"], 1], [["?", "?", 1.0, 2.0], 1], [[0.0, "?", "?", "?"], 1], [["?", "?", 0.0, 0.0], 2], [[1.0, 0.0, 0.0, 1.0], 1], [[0.0, "?", 0.0, 0.0], 1], [["?", 0.0, 0.0, 0.0], 4], [["?", 0.0, "?", "?"], 2], [[0.0, 1.0, 0.0, 0.0], 1], [[0.0, "?", 1.0, 0.0], 1], [[1.0, 1.0, "?", 0.0], 1], [[1.0, "?", 1.0, 1.0], 1]]</text:p>
            <text:p text:style-name="P48"/>
            <text:p text:style-name="P48">["a2", "a25", "a69"]</text:p>
            <text:p text:style-name="P48">[[[0.0, 1.0, 0.0, 0.0], 1], [["?", 0.0, 0.0, 0.0], 4], [["?", 0.0, "?", "?"], 2], [[0.0, "?", 1.0, 0.0], 1], [[1.0, 0.0, 1.0, 1.0], 2], [[1.0, 0.0, "?", "?"], 1], [[0.0, "?", "?", "?"], 1], [[0.0, "?", 0.0, 0.0], 1], [["?", "?", 0.0, 0.0], 2], [["?", "?", 1.0, 2.0], 1], [[1.0, "?", 1.0, 1.0], 1], [[0.0, 0.0, 0.0, 0.0], 4], [[1.0, 1.0, "?", 0.0], 1], [[0.0, 0.0, 1.0, 2.0], 1], [[0.0, 0.0, "?", "?"], 1], [[1.0, 0.0, 0.0, 1.0], 1]]</text:p>
            <text:p text:style-name="P48"/>
            <text:p text:style-name="P48">["a2", "a51", "a69"]</text:p>
            <text:p text:style-name="P48">[[[0.0, 2.0, 1.0, 2.0], 1], [[0.0, 1.0, 1.0, 0.0], 1], [["?", 1.0, "?", "?"], 1], [["?", 1.0, 0.0, 0.0], 2], [[0.0, 0.0, 0.0, 0.0], 1], [[0.0, 0.0, "?", "?"], 1], [[0.0, 1.0, 0.0, 0.0], 4], [["?", 1.0, 1.0, 2.0], 1], [[1.0, 2.0, "?", "?"], 1], [[1.0, 1.0, "?", 0.0], 1], [[0.0, 2.0, "?", "?"], 1], [[0.0, 2.0, 0.0, 0.0], 1], [["?", 2.0, "?", "?"], 1], [["?", 2.0, 0.0, 0.0], 4], [[1.0, 1.0, 1.0, 1.0], 3], [[1.0, 1.0, 0.0, 1.0], 1]]</text:p>
            <text:p text:style-name="P48"/>
            <text:p text:style-name="P48">["a2", "a56", "a69"]</text:p>
            <text:p text:style-name="P48">[[[0.0, 0.0, 0.0, 0.0], 5], [[0.0, 0.0, "?", "?"], 1], [["?", 1.0, 1.0, 2.0], 1], [[1.0, 0.0, 0.0, 1.0], 1], [["?", 0.0, 0.0, 0.0], 3], [["?", 0.0, "?", "?"], 1], [["?", 1.0, "?", "?"], 1], [[1.0, 1.0, "?", 0.0], 1], [["?", 1.0, 0.0, 0.0], 3], [[0.0, 0.0, 1.0, 0.0], 1], [[0.0, 1.0, 1.0, 2.0], 1], [[1.0, 0.0, 1.0, 1.0], 2], [[1.0, 0.0, "?", "?"], 1], [[0.0, 1.0, 0.0, 0.0], 1], [[0.0, 1.0, "?", "?"], 1], [[1.0, 1.0, 1.0, 1.0], 1]]</text:p>
            <text:p text:style-name="P48"/>
            <text:p text:style-name="P48">["a2", "a69", "a72"]</text:p>
            <text:p text:style-name="P48">[[[0.0, 0.0, 1.0, 0.0], 1], [[1.0, "?", "?", "?"], 1], [["?", 0.0, 1.0, 0.0], 2], [[1.0, "?", 1.0, 0.0], 1], [[0.0, 0.0, 0.0, 0.0], 5], [["?", 0.0, 0.0, 0.0], 4], [[0.0, 1.0, "?", 2.0], 1], [[0.0, 1.0, 0.0, 0.0], 1], [["?", 1.0, 0.0, 2.0], 1], [[1.0, 1.0, 0.0, 1.0], 3], [[0.0, "?", "?", "?"], 2], [[1.0, 0.0, 0.0, 1.0], 1], [["?", "?", "?", "?"], 2]]</text:p>
            <text:p text:style-name="P48"/>
            <text:p text:style-name="P48">["a3", "a4", "a69"]</text:p>
            <text:p text:style-name="P48">[[[1.0, 1.0, 1.0, 1.0], 3], [[1.0, 1.0, "?", "?"], 1], [["?", "?", 1.0, 2.0], 1], [[0.0, "?", "?", "?"], 2], [[1.0, "?", "?", "?"], 1], [[0.0, "?", 0.0, 0.0], 2], [["?", 1.0, 0.0, 0.0], 2], [[1.0, 1.0, 0.0, 1.0], 1], [[0.0, 0.0, 1.0, 2.0], 1], [["?", "?", 0.0, 0.0], 3], [[0.0, 1.0, "?", 0.0], 1], [[0.0, 1.0, 1.0, 0.0], 1], [[0.0, 0.0, 0.0, 0.0], 5], [[0.0, 0.0, "?", "?"], 1]]</text:p>
            <text:p text:style-name="P48"/>
            <text:p text:style-name="P48">["a3", "a12", "a69"]</text:p>
            <text:p text:style-name="P48">[[[1.0, 0.0, "?", "?"], 2], [[0.0, 0.0, 0.0, 0.0], 5], [[0.0, 0.0, "?", "?"], 2], [[0.0, 1.0, 0.0, 0.0], 1], [[1.0, 1.0, 1.0, 1.0], 2], [[0.0, "?", "?", "?"], 1], [[1.0, "?", 1.0, 1.0], 1], [[0.0, "?", 0.0, 0.0], 1], [[0.0, 1.0, "?", 0.0], 1], [["?", 0.0, 0.0, 0.0], 2], [[1.0, 0.0, 0.0, 1.0], 1], [["?", 1.0, 0.0, 0.0], 1], [[0.0, 0.0, 1.0, 2.0], 1], [["?", "?", 1.0, 2.0], 1], [["?", "?", 0.0, 0.0], 2], [[0.0, "?", 1.0, 0.0], 1]]</text:p>
            <text:p text:style-name="P48"/>
            <text:p text:style-name="P48">["a3", "a23", "a69"]</text:p>
            <text:p text:style-name="P48">[[[0.0, "?", 1.0, 0.0], 1], [[0.0, 0.0, 1.0, 2.0], 1], [[0.0, 1.0, 0.0, 0.0], 1], [["?", "?", 1.0, 2.0], 1], [[1.0, "?", 1.0, 1.0], 1], [[0.0, 0.0, 0.0, 0.0], 5], [[0.0, 0.0, "?", "?"], 2], [[1.0, 0.0, 1.0, 1.0], 2], [[1.0, 0.0, "?", "?"], 2], [[0.0, 1.0, "?", 0.0], 1], [[0.0, "?", "?", "?"], 1], [[1.0, 0.0, 0.0, 1.0], 1], [[0.0, "?", 0.0, 0.0], 1], [["?", 0.0, 0.0, 0.0], 3], [["?", "?", 0.0, 0.0], 2]]</text:p>
            <text:p text:style-name="P48"/>
            <text:p text:style-name="P48">["a3", "a25", "a69"]</text:p>
            <text:p text:style-name="P48">[[[0.0, "?", 1.0, 0.0], 1], [[1.0, 0.0, 1.0, 1.0], 2], [[1.0, 0.0, "?", "?"], 2], [[0.0, "?", "?", "?"], 1], [["?", "?", 0.0, 0.0], 2], [[0.0, "?", 0.0, 0.0], 1], [[1.0, "?", 1.0, 1.0], 1], [[0.0, 0.0, 0.0, 0.0], 5], [[0.0, 1.0, "?", 0.0], 1], [[0.0, 0.0, "?", "?"], 2], [[0.0, 1.0, 0.0, 0.0], 1], [["?", "?", 1.0, 2.0], 1], [[1.0, 0.0, 0.0, 1.0], 1], [[0.0, 0.0, 1.0, 2.0], 1], [["?", 0.0, 0.0, 0.0], 3]]</text:p>
            <text:p text:style-name="P48"/>
            <text:p text:style-name="P48">["a3", "a61", "a69"]</text:p>
            <text:p text:style-name="P48">[[["?", 0.0, 1.0, 2.0], 1], [["?", 0.0, 0.0, 0.0], 2], [[1.0, 0.0, 1.0, 1.0], 3], [["?", "?", 0.0, 0.0], 2], [[0.0, 0.0, 0.0, 0.0], 4], [[0.0, 0.0, 1.0, 2.0], 1], [[0.0, 0.0, "?", "?"], 3], [["?", 1.0, 0.0, 0.0], 1], [[0.0, 1.0, 0.0, 0.0], 3], [[1.0, 1.0, "?", "?"], 2], [[0.0, 1.0, "?", 0.0], 1], [[1.0, 1.0, 0.0, 1.0], 1], [[0.0, 1.0, 1.0, 0.0], 1]]</text:p>
            <text:p text:style-name="P48"/>
            <text:p text:style-name="P48">["a3", "a69", "a72"]</text:p>
            <text:p text:style-name="P48">[[["?", 0.0, 0.0, 0.0], 3], [[0.0, 0.0, 1.0, 0.0], 1], [[0.0, 1.0, "?", 2.0], 1], [[0.0, "?", "?", "?"], 3], [[1.0, "?", "?", "?"], 2], [[1.0, 0.0, 0.0, 1.0], 1], [[0.0, 0.0, 0.0, 0.0], 6], [[0.0, "?", 1.0, 0.0], 1], [["?", 0.0, 1.0, 0.0], 2], [["?", 1.0, 0.0, 2.0], 1], [[0.0, 1.0, 0.0, 0.0], 1], [[1.0, 1.0, 0.0, 1.0], 3]]</text:p>
            <text:p text:style-name="P48"/>
            <text:p text:style-name="P48">["a4", "a22", "a69"]</text:p>
            <text:p text:style-name="P48">[[[1.0, 2.0, "?", "?"], 1], [[0.0, "?", "?", "?"], 1], [["?", 2.0, 1.0, 2.0], 1], [["?", 2.0, "?", "?"], 1], [["?", 2.0, 0.0, 0.0], 2], [[0.0, 2.0, 0.0, 0.0], 1], [[0.0, "?", 0.0, 0.0], 1], [[0.0, 1.0, <text:soft-page-break/>0.0, 0.0], 2], [[1.0, 0.0, 1.0, 1.0], 2], [[1.0, 0.0, 0.0, 0.0], 2], [[1.0, 9.0, 1.0, 1.0], 1], [[1.0, 0.0, "?", 0.0], 1], [[1.0, 2.0, 1.0, 0.0], 1], [[1.0, 2.0, 0.0, 1.0], 1], [["?", 0.0, 0.0, 0.0], 1], [["?", 0.0, "?", "?"], 2], [[0.0, 0.0, 0.0, 0.0], 1], [[0.0, 0.0, 1.0, 2.0], 1], [["?", "?", 0.0, 0.0], 1], [["?", 1.0, 0.0, 0.0], 1]]</text:p>
            <text:p text:style-name="P48"/>
            <text:p text:style-name="P48">["a5", "a22", "a69"]</text:p>
            <text:p text:style-name="P48">[[["?", 2.0, 0.0, 0.0], 2], [["?", 2.0, 1.0, 2.0], 1], [[1.0, 2.0, 1.0, 0.0], 1], [[1.0, 2.0, 0.0, 1.0], 1], [[0.0, 1.0, 0.0, 0.0], 2], [[0.0, 0.0, 0.0, 0.0], 2], [[1.0, 9.0, 1.0, 1.0], 1], [[0.0, 2.0, 0.0, 0.0], 1], [[1.0, 2.0, "?", "?"], 2], [[0.0, 0.0, 1.0, 2.0], 1], [["?", 0.0, "?", "?"], 2], [["?", "?", 0.0, 0.0], 1], [[0.0, 0.0, "?", 0.0], 1], [[0.0, "?", "?", "?"], 1], [[1.0, 0.0, 1.0, 1.0], 2], [[1.0, 0.0, 0.0, 0.0], 2], [["?", 1.0, 0.0, 0.0], 1], [[0.0, "?", 0.0, 0.0], 1]]</text:p>
            <text:p text:style-name="P48"/>
            <text:p text:style-name="P48">["a5", "a61", "a69"]</text:p>
            <text:p text:style-name="P48">[[[1.0, 1.0, 1.0, 0.0], 1], [[1.0, 1.0, 0.0, 1.0], 1], [["?", 0.0, 1.0, 2.0], 1], [[1.0, 0.0, 1.0, 1.0], 3], [["?", 0.0, 0.0, 0.0], 2], [["?", 0.0, "?", "?"], 2], [[1.0, "?", 0.0, 0.0], 2], [[0.0, 0.0, 0.0, 0.0], 4], [[0.0, 0.0, "?", "?"], 1], [[0.0, 1.0, 0.0, 0.0], 2], [[1.0, 1.0, "?", "?"], 2], [[0.0, 0.0, 1.0, 2.0], 1], [["?", 1.0, 0.0, 0.0], 2], [[0.0, 1.0, "?", 0.0], 1]]</text:p>
          </table:table-cell>
        </table:table-row>
      </table:table>
      <text:p text:style-name="P34"/>
      <text:p text:style-name="P40">Even with a limit of 3 attributes to be considered for coverings, the Godzilla Test Dataset still produced a massive amount of coverings and rules for those coverings (increasing the limit on attributes considered for coverings from 3 to 4 would have increased the length of the output in this document by about 290 pages). This is far too much data to process manually, however, enabling pruning with the same option set used for this test case should be sufficient to verify the results.</text:p>
      <text:p text:style-name="P38"/>
      <text:list xml:id="list212128865310157" text:continue-numbering="true" text:style-name="L4">
        <text:list-item>
          <text:p text:style-name="P31">Single decision attribute</text:p>
        </text:list-item>
        <text:list-item>
          <text:p text:style-name="P31">Number of attributes considered for coverings limited to <text:span text:style-name="T10">3</text:span></text:p>
        </text:list-item>
        <text:list-item>
          <text:p text:style-name="P31">No minimum instance coverage for reported rules</text:p>
        </text:list-item>
        <text:list-item>
          <text:p text:style-name="P31">Redundant rules pruned</text:p>
        </text:list-item>
      </text:list>
      <text:p text:style-name="P33"/>
      <table:table table:name="Table5" table:style-name="Table5">
        <table:table-column table:style-name="Table5.A"/>
        <table:table-row>
          <table:table-cell table:style-name="Table5.A1" office:value-type="string">
            <text:p text:style-name="P45">Attributes to partition on: ["a0", "a1", "a2", "a3", "a4", "a5", "a6", "a7", "a8", "a9", "a10", "a11", "a12", "a13", "a14", "a15", "a16", "a17", "a18", "a19", "a20", "a21", "a22", "a23", "a24", "a25", "a26", "a27", "a28", "a29", "a30", "a31", "a32", "a33", "a34", "a35", "a36", "a37", "a38", "a39", "a40", "a41", "a42", "a43", "a44", "a45", "a46", "a47", "a48", "a49", "a50", "a51", "a52", "a53", "a54", "a55", "a56", "a57", "a58", "a59", "a60", "a61", "a62", "a63", "a64", "a65", "a66", "a67", "a68", "a69", "a70", "a72", "a73", "a74", "a75", "a76", "a77"]</text:p>
            <text:p text:style-name="P19"/>
            <text:p text:style-name="P19">Decision attributes: ["a71"]</text:p>
            <text:p text:style-name="P19"><text:tab/>Value: ["?"]<text:tab/>Occurrences: 5</text:p>
            <text:p text:style-name="P19"><text:tab/>Value: [0.0]<text:tab/>Occurrences: 14</text:p>
            <text:p text:style-name="P19"><text:tab/>Value: [2.0]<text:tab/>Occurrences: 2</text:p>
            <text:p text:style-name="P19"><text:tab/>Value: [1.0]<text:tab/>Occurrences: 4</text:p>
            <text:p text:style-name="P19"><text:s text:c="4"/></text:p>
            <text:p text:style-name="P19">Coverings:</text:p>
            <text:p text:style-name="P19">["a0", "a2", "a69"]</text:p>
            <text:p text:style-name="P19">[[["_", 0.0, "?", "?"], 1], [[0.0, "_", 0.0, 0.0], 6], [["?", "_", 0.0, 0.0], 4], [[1.0, "_", "?", "?"], 2], [[0.0, 1.0, "_", 0.0], 1], [[1.0, 0.0, "_", 0.0], 1], [["_", "?", 0.0, 0.0], 2], [[0.0, "_", 1.0, 2.0], 1], [["?", "_", 1.0, 2.0], 1], [["_", 1.0, 0.0, 1.0], 1], [["_", 1.0, 1.0, 1.0], 3], [["_", "?", "?", "?"], 1], [["?", "_", "?", "?"], 1]]</text:p>
            <text:p text:style-name="P19"/>
            <text:p text:style-name="P19">["a0", "a61", "a69"]</text:p>
            <text:p text:style-name="P19">[[["_", 0.0, "?", "?"], 2], [[0.0, "_", 0.0, 0.0], 4], [["?", "_", 0.0, 0.0], 2], [[1.0, "_", "?", "?"], 2], [["?", 1.0, "_", 0.0], 2], [[0.0, 1.0, "_", 0.0], 3], [["_", 1.0, 1.0, 0.0], 1], [["_", "?", "_", 0.0], 2], [[0.0, "_", 1.0, 2.0], 1], [["?", "_", 1.0, 2.0], 1], [[1.0, 1.0, 0.0, 1.0], 1], [[1.0, 0.0, "_", 1.0], 3], [["?", "_", "?", "?"], 1]]</text:p>
            <text:p text:style-name="P19"/>
            <text:p text:style-name="P19">["a1", "a61", "a69"]</text:p>
            <text:p text:style-name="P19">[[["_", 0.0, "?", "?"], 3], [[0.0, "_", 0.0, 0.0], 4], [["?", "_", 0.0, 0.0], 2], [[1.0, "_", "?", "?"], 2], [["?", 1.0, "_", 0.0], 2], [[0.0, 1.0, "_", 0.0], 4], [["_", "?", "_", 0.0], 2], [[0.0, 0.0, 1.0, 2.0], 1], [["?", "_", 1.0, 2.0], 1], [[1.0, 1.0, 0.0, 1.0], 1], [[1.0, 0.0, "_", 1.0], 3]]</text:p>
            <text:p text:style-name="P19"/>
            <text:p text:style-name="P19">["a1", "a69", "a72"]</text:p>
            <text:p text:style-name="P19">[[["_", "?", "?", "?"], 3], [[0.0, 0.0, "_", 0.0], 6], [["?", 0.0, "_", 0.0], 3], [[1.0, "?", "_", "?"], 2], [["_", "_", 1.0, 0.0], 4], [[0.0, "_", 0.0, 0.0], 1], [["_", 1.0, "?", 2.0], 1], [["?", 1.0, "_", 2.0], 1], [[1.0, "_", 0.0, 1.0], 1], [[1.0, 1.0, "_", 1.0], 3]]</text:p>
            <text:p text:style-name="P19"/>
            <text:p text:style-name="P19">["a2", "a5", "a69"]</text:p>
            <text:p text:style-name="P19">[[[0.0, "_", "?", "?"], 1], [[0.0, "_", 0.0, 0.0], 6], [["?", "_", 0.0, 0.0], 6], [["_", 1.0, "?", "?"], 1], [["?", "_", "?", "?"], 2], [[1.0, 0.0, "_", 0.0], 1], [[0.0, 1.0, "_", 0.0], 1], [["_", 0.0, <text:soft-page-break/>1.0, 2.0], 1], [["?", "_", 1.0, 2.0], 1], [[1.0, "_", 0.0, 1.0], 1], [[1.0, "_", 1.0, 1.0], 3], [[0.0, "?", "_", "?"], 1]]</text:p>
            <text:p text:style-name="P19"/>
            <text:p text:style-name="P19">["a2", "a8", "a69"]</text:p>
            <text:p text:style-name="P19">[[[0.0, "_", "?", "?"], 2], [[0.0, "_", 0.0, 0.0], 6], [["?", "_", 0.0, 0.0], 5], [[1.0, 0.0, "_", "?"], 1], [["?", "_", "?", "?"], 2], [[1.0, 1.0, "?", 0.0], 1], [["_", 0.0, 1.0, 0.0], 1], [["?", 0.0, "_", 0.0], 1], [[0.0, 1.0, 1.0, 2.0], 1], [["?", "_", 1.0, 2.0], 1], [[1.0, "_", 0.0, 1.0], 1], [[1.0, "?", "_", 1.0], 1], [[1.0, "_", 1.0, 1.0], 2]]</text:p>
            <text:p text:style-name="P19"/>
            <text:p text:style-name="P19">["a2", "a12", "a69"]</text:p>
            <text:p text:style-name="P19">[[[0.0, "_", "?", "?"], 2], [[0.0, "_", 0.0, 0.0], 4], [["?", "_", 0.0, 0.0], 5], [[0.0, "?", "_", 0.0], 2], [["_", 0.0, "?", "?"], 1], [["?", "_", "?", "?"], 2], [[0.0, 1.0, "_", 0.0], 1], [["_", 1.0, "?", 0.0], 1], [["?", 1.0, "_", 0.0], 1], [["_", 0.0, 1.0, 2.0], 1], [["?", "_", 1.0, 2.0], 1], [[1.0, "_", 0.0, 1.0], 1], [[1.0, "?", "_", 1.0], 1], [[1.0, "_", 1.0, 1.0], 2]]</text:p>
            <text:p text:style-name="P19"/>
            <text:p text:style-name="P19">["a2", "a16", "a69"]</text:p>
            <text:p text:style-name="P19">[[[0.0, "_", "?", "?"], 2], [[0.0, "_", 0.0, 0.0], 4], [["?", 0.0, "_", 0.0], 4], [[0.0, "?", "_", 0.0], 2], [["_", 2.0, "_", "?"], 2], [["?", "_", 0.0, 0.0], 2], [["_", 1.0, "_", 0.0], 1], [[1.0, 0.0, "?", 0.0], 1], [[0.0, 0.0, 1.0, 2.0], 1], [["?", "_", 1.0, 2.0], 1], [[1.0, "_", 0.0, 1.0], 1], [[1.0, "?", "_", 1.0], 1], [[1.0, "_", 1.0, 1.0], 2], [["?", "_", "?", "?"], 1]]</text:p>
            <text:p text:style-name="P19"/>
            <text:p text:style-name="P19">["a2", "a20", "a69"]</text:p>
            <text:p text:style-name="P19">[[[0.0, "_", "?", "?"], 2], [[0.0, "_", 0.0, 0.0], 1], [[0.0, "?", "_", 0.0], 4], [["?", "_", 0.0, 0.0], 3], [["_", 0.0, "?", "?"], 1], [["?", "?", "_", "?"], 2], [["?", 0.0, "_", 0.0], 3], [[0.0, 0.0, "_", 0.0], 2], [[1.0, 1.0, "?", 0.0], 1], [[0.0, 1.0, 1.0, 2.0], 1], [["?", "_", 1.0, 2.0], 1], [[1.0, "_", 0.0, 1.0], 1], [[1.0, "_", 1.0, 1.0], 2], [[1.0, "?", "_", 1.0], 1]]</text:p>
            <text:p text:style-name="P19"/>
            <text:p text:style-name="P19">["a2", "a21", "a69"]</text:p>
            <text:p text:style-name="P19">[[[0.0, "_", "?", "?"], 2], [[0.0, "_", 0.0, 0.0], 1], [[0.0, "?", "_", 0.0], 3], [["?", 2.0, "_", 0.0], 2], [[0.0, 0.0, "_", 0.0], 3], [["_", 2.0, "?", "?"], 1], [["?", "_", "?", "?"], 2], [[1.0, "?", "?", 0.0], 1], [["?", "_", 0.0, 0.0], 3], [["?", 1.0, "_", 0.0], 1], [["_", 1.0, 1.0, 2.0], 1], [["?", "_", 1.0, 2.0], 1], [[1.0, 0.0, "_", 1.0], 1], [[1.0, "_", 1.0, 1.0], 3]]</text:p>
            <text:p text:style-name="P19"/>
            <text:p text:style-name="P19">["a2", "a22", "a69"]</text:p>
            <text:p text:style-name="P19">[[[0.0, "_", "?", "?"], 2], [["_", 1.0, "_", 0.0], 3], [[0.0, "_", 0.0, 0.0], 3], [["_", 2.0, "?", "?"], 1], [["?", "_", "?", "?"], 2], [["?", "?", "_", 0.0], 1], [[1.0, 0.0, "?", 0.0], 1], [[0.0, 2.0, "_", 0.0], 2], [["?", "_", 0.0, 0.0], 4], [[0.0, 0.0, 1.0, 2.0], 1], [["?", "_", 1.0, 2.0], 1], [[1.0, "_", 0.0, 1.0], 1], [[1.0, "_", 1.0, 1.0], 2], [["_", 9.0, "_", 1.0], 1]]</text:p>
            <text:p text:style-name="P19"/>
            <text:p text:style-name="P19">["a2", "a23", "a69"]</text:p>
            <text:p text:style-name="P19">[[[0.0, "_", "?", "?"], 2], [[0.0, "_", 0.0, 0.0], 5], [["?", "_", 0.0, 0.0], 6], [["_", 0.0, "?", "?"], 1], [["?", "_", "?", "?"], 2], [["_", 1.0, "_", 0.0], 2], [[0.0, "?", 1.0, 0.0], 1], [[0.0, 0.0, 1.0, 2.0], 1], [["?", "_", 1.0, 2.0], 1], [[1.0, "_", 0.0, 1.0], 1], [[1.0, "?", "_", 1.0], 1], [[1.0, "_", 1.0, 1.0], 2]]</text:p>
            <text:p text:style-name="P19"/>
            <text:p text:style-name="P19">["a2", "a25", "a69"]</text:p>
            <text:p text:style-name="P19">[[[0.0, "_", "?", "?"], 2], [[0.0, "_", 0.0, 0.0], 5], [["?", "_", 0.0, 0.0], 6], [["_", 0.0, "?", "?"], 1], [["?", "_", "?", "?"], 2], [["_", 1.0, "_", 0.0], 2], [[0.0, "?", 1.0, 0.0], 1], [[0.0, 0.0, 1.0, 2.0], 1], [["?", "_", 1.0, 2.0], 1], [[1.0, "_", 0.0, 1.0], 1], [[1.0, "?", "_", 1.0], 1], [[1.0, "_", 1.0, 1.0], 2]]</text:p>
            <text:p text:style-name="P19"/>
            <text:p text:style-name="P19">["a2", "a51", "a69"]</text:p>
            <text:p text:style-name="P19">[[[0.0, "_", "?", "?"], 2], [[0.0, "_", 0.0, 0.0], 2], [[0.0, 1.0, "_", 0.0], 5], [["?", "_", 0.0, 0.0], 6], [[1.0, 2.0, "_", "?"], 1], [["?", "_", "?", "?"], 2], [[1.0, 1.0, "?", 0.0], 1], [["_", 2.0, 1.0, 2.0], 1], [["?", "_", 1.0, 2.0], 1], [[1.0, "_", 0.0, 1.0], 1], [[1.0, "_", 1.0, 1.0], 3]]</text:p>
            <text:p text:style-name="P19"/>
            <text:p text:style-name="P19">["a2", "a56", "a69"]</text:p>
            <text:p text:style-name="P19">[[[0.0, "_", "?", "?"], 2], [[0.0, "_", 0.0, 0.0], 6], [["?", "_", 0.0, 0.0], 6], [["_", 0.0, "?", "?"], 1], [["?", "_", "?", "?"], 2], [[1.0, 1.0, "?", 0.0], 1], [[0.0, 0.0, 1.0, 0.0], 1], [[0.0, 1.0, 1.0, 2.0], 1], [["?", "_", 1.0, 2.0], 1], [[1.0, "_", 0.0, 1.0], 1], [[1.0, "_", 1.0, 1.0], 3]]</text:p>
            <text:p text:style-name="P19"/>
            <text:p text:style-name="P19">["a2", "a69", "a72"]</text:p>
            <text:p text:style-name="P19">[[[0.0, "?", "_", "?"], 2], [[0.0, 0.0, "_", 0.0], 5], [["?", 0.0, "_", 0.0], 4], [[1.0, "_", "?", "?"], 1], [["?", "?", "_", "?"], 2], [["_", "_", 1.0, 0.0], 4], [[0.0, "_", 0.0, 0.0], 1], [["_", 1.0, "?", 2.0], 1], [["?", 1.0, "_", 2.0], 1], [[1.0, 0.0, "_", 1.0], 1], [[1.0, 1.0, "_", 1.0], 3]]</text:p>
            <text:p text:style-name="P19"/>
            <text:p text:style-name="P19">["a3", "a4", "a69"]</text:p>
            <text:p text:style-name="P19">[[["_", 0.0, "?", "?"], 1], [[0.0, "_", 0.0, 0.0], 7], [["?", "_", 0.0, 0.0], 3], [[1.0, "_", "?", "?"], 1], [[1.0, "?", "_", "?"], 1], [[0.0, 1.0, "_", 0.0], 2], [["?", 1.0, "_", 0.0], 2], [["_", 0.0, 1.0, 2.0], 1], [["?", "_", 1.0, 2.0], 1], [[1.0, "_", 0.0, 1.0], 1], [[1.0, "_", 1.0, 1.0], 3], [["_", "?", "?", "?"], 2]]</text:p>
            <text:p text:style-name="P19"/>
            <text:p text:style-name="P19">["a3", "a12", "a69"]</text:p>
            <text:p text:style-name="P19">[[["_", 0.0, "?", "?"], 2], [[0.0, "_", 0.0, 0.0], 6], [["?", 0.0, "_", 0.0], 2], [[1.0, "_", "?", <text:soft-page-break/>"?"], 2], [["?", "_", 0.0, 0.0], 2], [[0.0, 1.0, "_", 0.0], 2], [[0.0, "?", 1.0, 0.0], 1], [["?", 1.0, "_", 0.0], 1], [["_", 0.0, 1.0, 2.0], 1], [["?", "_", 1.0, 2.0], 1], [[1.0, "_", 0.0, 1.0], 1], [[1.0, "?", "_", 1.0], 1], [[1.0, 1.0, "_", 1.0], 2], [["_", "?", "?", "?"], 1]]</text:p>
            <text:p text:style-name="P19"/>
            <text:p text:style-name="P19">["a3", "a23", "a69"]</text:p>
            <text:p text:style-name="P19">[[["_", "?", "?", "?"], 1], [[0.0, "_", 0.0, 0.0], 6], [["?", 0.0, "_", 0.0], 3], [[1.0, "_", "?", "?"], 2], [["?", "_", 0.0, 0.0], 2], [["_", 1.0, "_", 0.0], 2], [[0.0, "?", 1.0, 0.0], 1], [[0.0, 0.0, 1.0, 2.0], 1], [["?", "_", 1.0, 2.0], 1], [[1.0, "_", 0.0, 1.0], 1], [[1.0, "?", "_", 1.0], 1], [[1.0, "_", 1.0, 1.0], 2], [["_", 0.0, "?", "?"], 2]]</text:p>
            <text:p text:style-name="P19"/>
            <text:p text:style-name="P19">["a3", "a25", "a69"]</text:p>
            <text:p text:style-name="P19">[[["_", "?", "?", "?"], 1], [[0.0, "_", 0.0, 0.0], 6], [["?", 0.0, "_", 0.0], 3], [[1.0, "_", "?", "?"], 2], [["?", "_", 0.0, 0.0], 2], [["_", 1.0, "_", 0.0], 2], [[0.0, "?", 1.0, 0.0], 1], [[0.0, 0.0, 1.0, 2.0], 1], [["?", "_", 1.0, 2.0], 1], [[1.0, "_", 0.0, 1.0], 1], [[1.0, "?", "_", 1.0], 1], [[1.0, "_", 1.0, 1.0], 2], [["_", 0.0, "?", "?"], 2]]</text:p>
            <text:p text:style-name="P19"/>
            <text:p text:style-name="P19">["a3", "a61", "a69"]</text:p>
            <text:p text:style-name="P19">[[["_", 0.0, "?", "?"], 3], [[0.0, "_", 0.0, 0.0], 4], [["?", "_", 0.0, 0.0], 2], [[1.0, "_", "?", "?"], 2], [["?", 1.0, "_", 0.0], 1], [[0.0, 1.0, "_", 0.0], 5], [["_", "?", "_", 0.0], 2], [[0.0, 0.0, 1.0, 2.0], 1], [["?", "_", 1.0, 2.0], 1], [[1.0, "_", 0.0, 1.0], 1], [[1.0, 0.0, "_", 1.0], 3]]</text:p>
            <text:p text:style-name="P19"/>
            <text:p text:style-name="P19">["a3", "a69", "a72"]</text:p>
            <text:p text:style-name="P19">[[["_", "?", "?", "?"], 3], [[0.0, 0.0, "_", 0.0], 6], [["?", 0.0, "_", 0.0], 3], [[1.0, "?", "_", "?"], 2], [["_", "_", 1.0, 0.0], 4], [[0.0, "_", 0.0, 0.0], 1], [["_", 1.0, "?", 2.0], 1], [["?", 1.0, "_", 2.0], 1], [[1.0, 0.0, "_", 1.0], 1], [[1.0, 1.0, "_", 1.0], 3]]</text:p>
            <text:p text:style-name="P19"/>
            <text:p text:style-name="P19">["a4", "a22", "a69"]</text:p>
            <text:p text:style-name="P19">[[[0.0, "_", "?", "?"], 1], [["_", 1.0, "_", 0.0], 3], [[0.0, "_", 0.0, 0.0], 2], [["_", 2.0, "?", "?"], 1], [["?", "_", "?", "?"], 3], [["?", "?", "_", 0.0], 1], [["?", "_", 0.0, 0.0], 3], [[1.0, 0.0, "?", 0.0], 1], [[1.0, 2.0, 1.0, 0.0], 1], [["_", 0.0, 0.0, 0.0], 2], [[0.0, "_", 1.0, 2.0], 1], [["?", "_", 1.0, 2.0], 1], [[0.0, 2.0, "_", 0.0], 1], [[1.0, 2.0, 0.0, 1.0], 1], [[1.0, 0.0, 1.0, 1.0], 2], [["_", 9.0, "_", 1.0], 1]]</text:p>
            <text:p text:style-name="P19"/>
            <text:p text:style-name="P19">["a5", "a22", "a69"]</text:p>
            <text:p text:style-name="P19">[[["_", "?", "?", "?"], 1], [["_", 1.0, "_", 0.0], 3], [[0.0, "_", 0.0, 0.0], 3], [[1.0, "_", "?", "?"], 2], [["?", "?", "_", 0.0], 1], [[0.0, 0.0, "?", 0.0], 1], [[1.0, 2.0, 1.0, 0.0], 1], [["?", "_", 0.0, 0.0], 2], [["_", 0.0, 0.0, 0.0], 2], [[0.0, "_", 1.0, 2.0], 1], [["?", "_", 1.0, 2.0], 1], [[0.0, 2.0, "_", 0.0], 1], [[1.0, 2.0, 0.0, 1.0], 1], [[1.0, 0.0, 1.0, 1.0], 2], [["_", 9.0, "_", 1.0], 1], [["?", 0.0, "_", "?"], 2]]</text:p>
            <text:p text:style-name="P19"/>
            <text:p text:style-name="P19">["a5", "a61", "a69"]</text:p>
            <text:p text:style-name="P19">[[["_", 0.0, "?", "?"], 1], [[0.0, "_", 0.0, 0.0], 4], [["?", "_", 0.0, 0.0], 2], [[1.0, "_", "?", "?"], 2], [["?", 1.0, "_", 0.0], 2], [[0.0, 1.0, "_", 0.0], 3], [["_", 1.0, 1.0, 0.0], 1], [["_", "?", "_", 0.0], 2], [[0.0, "_", 1.0, 2.0], 1], [["?", "_", 1.0, 2.0], 1], [[1.0, 1.0, 0.0, 1.0], 1], [[1.0, 0.0, "_", 1.0], 3], [["?", "_", "?", "?"], 2]]</text:p>
          </table:table-cell>
        </table:table-row>
      </table:table>
      <text:p text:style-name="P33"/>
      <text:p text:style-name="P41">Consider the following rules produced from the following covering in the unpruned test results:</text:p>
      <text:p text:style-name="P2"/>
      <text:p text:style-name="P48">["a0", "a2", "a69"]</text:p>
      <text:p text:style-name="P48">[[0.0, 0.0, 0.0, 0.0], 5], [[0.0, "?", 0.0, 0.0], 1]</text:p>
      <text:p text:style-name="P13"/>
      <text:p text:style-name="P41">Notice how the condition on the antecedent <text:span text:style-name="T12">a2</text:span> was removed during the pruning process and the rules were combined in the pruned test results:</text:p>
      <text:p text:style-name="P41"/>
      <text:p text:style-name="P20">["a0", "a2", "a69"]</text:p>
      <text:p text:style-name="P21">[[0.0, "_", 0.0, 0.0], 6]</text:p>
      <text:p text:style-name="P21"/>
      <text:p text:style-name="P22">Further examination of the results of the unpruned and pruned tests for the Godzilla Test Dataset will show that the rules <text:span text:style-name="T13">induced from the coverings are correctly combined when pruning is enabled.</text:span></text:p>
      <text:p text:style-name="P22"/>
      <text:p text:style-name="P22"/>
      <text:p text:style-name="P22"><text:span text:style-name="T13"/></text:p>
      <text:p text:style-name="P13"/>
      <text:p text:style-name="P7">Appendix</text:p>
      <text:p text:style-name="P7"><text:span text:style-name="T2"/></text:p>
      <text:p text:style-name="P9"><text:span text:style-name="T2">(NOTE: The contents of the relation appear differently when printed by the program because the Rarff library automatically converts the numeric attribute values to floating-point precision values.)</text:span></text:p>
      <text:p text:style-name="P7"><text:soft-page-break/><text:span text:style-name="T2"/></text:p>
      <text:p text:style-name="P7">Small Test Dataset (table3_10_fg.arff)</text:p>
      <text:p text:style-name="P7"><text:span text:style-name="T2"/></text:p>
      <table:table table:name="Table1" table:style-name="Table1">
        <table:table-column table:style-name="Table1.A"/>
        <table:table-row>
          <table:table-cell table:style-name="Table1.A1" office:value-type="string">
            <text:p text:style-name="P43"><text:span text:style-name="T5">@relation table3_10_fg</text:span></text:p>
            <text:p text:style-name="P16"><text:span text:style-name="T5"/></text:p>
            <text:p text:style-name="P16"><text:span text:style-name="T5">@attribute a numeric</text:span></text:p>
            <text:p text:style-name="P16"><text:span text:style-name="T5">@attribute b {L,R,S}</text:span></text:p>
            <text:p text:style-name="P16"><text:span text:style-name="T5">@attribute c numeric</text:span></text:p>
            <text:p text:style-name="P16"><text:span text:style-name="T5">@attribute d {L,H}</text:span></text:p>
            <text:p text:style-name="P16"><text:span text:style-name="T5">@attribute f numeric</text:span></text:p>
            <text:p text:style-name="P16"><text:span text:style-name="T5">@attribute g {L,H}</text:span></text:p>
            <text:p text:style-name="P16"><text:span text:style-name="T5"/></text:p>
            <text:p text:style-name="P16"><text:span text:style-name="T5">@data</text:span></text:p>
            <text:p text:style-name="P16"><text:span text:style-name="T5">0,L,0,L,0,L</text:span></text:p>
            <text:p text:style-name="P16"><text:span text:style-name="T5">0,R,1,L,1,L</text:span></text:p>
            <text:p text:style-name="P16"><text:span text:style-name="T5">0,L,0,L,0,L</text:span></text:p>
            <text:p text:style-name="P16"><text:span text:style-name="T5">0,R,1,L,1,L</text:span></text:p>
            <text:p text:style-name="P16"><text:span text:style-name="T5">1,R,0,L,2,H</text:span></text:p>
            <text:p text:style-name="P16"><text:span text:style-name="T5">1,R,0,L,2,H</text:span></text:p>
            <text:p text:style-name="P16"><text:span text:style-name="T5">2,S,2,H,3,H</text:span></text:p>
            <text:p text:style-name="P16"><text:span text:style-name="T5">2,S,2,H,3,H</text:span></text:p>
          </table:table-cell>
        </table:table-row>
      </table:table>
      <text:p text:style-name="P7"><text:span text:style-name="T2"/></text:p>
      <text:p text:style-name="P12">Large Test Dataset ()</text:p>
      <text:p text:style-name="P12"><text:span text:style-name="T2"/></text:p>
      <table:table table:name="Table7" table:style-name="Table7">
        <table:table-column table:style-name="Table7.A"/>
        <table:table-row>
          <table:table-cell table:style-name="Table7.A1" office:value-type="string">
            <text:p text:style-name="Table_20_Contents"/>
          </table:table-cell>
        </table:table-row>
      </table:table>
      <text:p text:style-name="P12"><text:span text:style-name="T2"/></text:p>
      <text:p text:style-name="P7"><text:span text:style-name="T2"/></text:p>
      <text:p text:style-name="P8"><text:span text:style-name="T11">Godzilla</text:span> Test Dataset (wilkinsonMatrix.arff)</text:p>
      <text:p text:style-name="P8"><text:span text:style-name="T2"/></text:p>
      <table:table table:name="Table3" table:style-name="Table3">
        <table:table-column table:style-name="Table3.A"/>
        <table:table-row>
          <table:table-cell table:style-name="Table3.A1" office:value-type="string">
            <text:p text:style-name="P43"><text:span text:style-name="T5">@relation wilkinsonmatrix</text:span></text:p>
            <text:p text:style-name="P16"><text:span text:style-name="T5"/></text:p>
            <text:p text:style-name="P16"><text:span text:style-name="T5">@attribute a0 numeric</text:span></text:p>
            <text:p text:style-name="P16"><text:span text:style-name="T5">@attribute a1 numeric</text:span></text:p>
            <text:p text:style-name="P16"><text:span text:style-name="T5">@attribute a2 numeric</text:span></text:p>
            <text:p text:style-name="P16"><text:span text:style-name="T5">@attribute a3 numeric</text:span></text:p>
            <text:p text:style-name="P16"><text:span text:style-name="T5">@attribute a4 numeric</text:span></text:p>
            <text:p text:style-name="P16"><text:span text:style-name="T5">@attribute a5 numeric</text:span></text:p>
            <text:p text:style-name="P16"><text:span text:style-name="T5">@attribute a6 numeric</text:span></text:p>
            <text:p text:style-name="P16"><text:span text:style-name="T5">@attribute a7 numeric</text:span></text:p>
            <text:p text:style-name="P16"><text:span text:style-name="T5">@attribute a8 numeric</text:span></text:p>
            <text:p text:style-name="P16"><text:span text:style-name="T5">@attribute a9 numeric</text:span></text:p>
            <text:p text:style-name="P16"><text:span text:style-name="T5">@attribute a10 numeric</text:span></text:p>
            <text:p text:style-name="P16"><text:span text:style-name="T5">@attribute a11 numeric</text:span></text:p>
            <text:p text:style-name="P16"><text:span text:style-name="T5">@attribute a12 numeric</text:span></text:p>
            <text:p text:style-name="P16"><text:span text:style-name="T5">@attribute a13 numeric</text:span></text:p>
            <text:p text:style-name="P16"><text:span text:style-name="T5">@attribute a14 numeric</text:span></text:p>
            <text:p text:style-name="P16"><text:span text:style-name="T5">@attribute a15 numeric</text:span></text:p>
            <text:p text:style-name="P16"><text:span text:style-name="T5">@attribute a16 numeric</text:span></text:p>
            <text:p text:style-name="P16"><text:span text:style-name="T5">@attribute a17 numeric</text:span></text:p>
            <text:p text:style-name="P16"><text:span text:style-name="T5">@attribute a18 numeric</text:span></text:p>
            <text:p text:style-name="P16"><text:span text:style-name="T5">@attribute a19 numeric</text:span></text:p>
            <text:p text:style-name="P16"><text:span text:style-name="T5">@attribute a20 numeric</text:span></text:p>
            <text:p text:style-name="P16"><text:span text:style-name="T5">@attribute a21 numeric</text:span></text:p>
            <text:p text:style-name="P16"><text:span text:style-name="T5">@attribute a22 numeric</text:span></text:p>
            <text:p text:style-name="P16"><text:span text:style-name="T5">@attribute a23 numeric</text:span></text:p>
            <text:p text:style-name="P16"><text:span text:style-name="T5">@attribute a24 numeric</text:span></text:p>
            <text:p text:style-name="P16"><text:span text:style-name="T5">@attribute a25 numeric</text:span></text:p>
            <text:p text:style-name="P16"><text:span text:style-name="T5">@attribute a26 numeric</text:span></text:p>
            <text:p text:style-name="P16"><text:span text:style-name="T5">@attribute a27 numeric</text:span></text:p>
            <text:p text:style-name="P16"><text:span text:style-name="T5">@attribute a28 numeric</text:span></text:p>
            <text:p text:style-name="P16"><text:span text:style-name="T5">@attribute a29 numeric</text:span></text:p>
            <text:p text:style-name="P16"><text:span text:style-name="T5">@attribute a30 numeric</text:span></text:p>
            <text:p text:style-name="P16"><text:span text:style-name="T5">@attribute a31 numeric</text:span></text:p>
            <text:p text:style-name="P16"><text:span text:style-name="T5">@attribute a32 numeric</text:span></text:p>
            <text:p text:style-name="P16"><text:span text:style-name="T5">@attribute a33 numeric</text:span></text:p>
            <text:p text:style-name="P16"><text:span text:style-name="T5">@attribute a34 numeric</text:span></text:p>
            <text:p text:style-name="P16"><text:span text:style-name="T5">@attribute a35 numeric</text:span></text:p>
            <text:p text:style-name="P16"><text:span text:style-name="T5">@attribute a36 numeric</text:span></text:p>
            <text:p text:style-name="P16"><text:span text:style-name="T5">@attribute a37 numeric</text:span></text:p>
            <text:p text:style-name="P16"><text:soft-page-break/><text:span text:style-name="T5">@attribute a38 numeric</text:span></text:p>
            <text:p text:style-name="P16"><text:span text:style-name="T5">@attribute a39 numeric</text:span></text:p>
            <text:p text:style-name="P16"><text:span text:style-name="T5">@attribute a40 numeric</text:span></text:p>
            <text:p text:style-name="P16"><text:span text:style-name="T5">@attribute a41 numeric</text:span></text:p>
            <text:p text:style-name="P16"><text:span text:style-name="T5">@attribute a42 numeric</text:span></text:p>
            <text:p text:style-name="P16"><text:span text:style-name="T5">@attribute a43 numeric</text:span></text:p>
            <text:p text:style-name="P16"><text:span text:style-name="T5">@attribute a44 numeric</text:span></text:p>
            <text:p text:style-name="P16"><text:span text:style-name="T5">@attribute a45 numeric</text:span></text:p>
            <text:p text:style-name="P16"><text:span text:style-name="T5">@attribute a46 numeric</text:span></text:p>
            <text:p text:style-name="P16"><text:span text:style-name="T5">@attribute a47 numeric</text:span></text:p>
            <text:p text:style-name="P16"><text:span text:style-name="T5">@attribute a48 numeric</text:span></text:p>
            <text:p text:style-name="P16"><text:span text:style-name="T5">@attribute a49 numeric</text:span></text:p>
            <text:p text:style-name="P16"><text:span text:style-name="T5">@attribute a50 numeric</text:span></text:p>
            <text:p text:style-name="P16"><text:span text:style-name="T5">@attribute a51 numeric</text:span></text:p>
            <text:p text:style-name="P16"><text:span text:style-name="T5">@attribute a52 numeric</text:span></text:p>
            <text:p text:style-name="P16"><text:span text:style-name="T5">@attribute a53 numeric</text:span></text:p>
            <text:p text:style-name="P16"><text:span text:style-name="T5">@attribute a54 numeric</text:span></text:p>
            <text:p text:style-name="P16"><text:span text:style-name="T5">@attribute a55 numeric</text:span></text:p>
            <text:p text:style-name="P16"><text:span text:style-name="T5">@attribute a56 numeric</text:span></text:p>
            <text:p text:style-name="P16"><text:span text:style-name="T5">@attribute a57 numeric</text:span></text:p>
            <text:p text:style-name="P16"><text:span text:style-name="T5">@attribute a58 numeric</text:span></text:p>
            <text:p text:style-name="P16"><text:span text:style-name="T5">@attribute a59 numeric</text:span></text:p>
            <text:p text:style-name="P16"><text:span text:style-name="T5">@attribute a60 numeric</text:span></text:p>
            <text:p text:style-name="P16"><text:span text:style-name="T5">@attribute a61 numeric</text:span></text:p>
            <text:p text:style-name="P16"><text:span text:style-name="T5">@attribute a62 numeric</text:span></text:p>
            <text:p text:style-name="P16"><text:span text:style-name="T5">@attribute a63 numeric</text:span></text:p>
            <text:p text:style-name="P16"><text:span text:style-name="T5">@attribute a64 numeric</text:span></text:p>
            <text:p text:style-name="P16"><text:span text:style-name="T5">@attribute a65 numeric</text:span></text:p>
            <text:p text:style-name="P16"><text:span text:style-name="T5">@attribute a66 numeric</text:span></text:p>
            <text:p text:style-name="P16"><text:span text:style-name="T5">@attribute a67 numeric</text:span></text:p>
            <text:p text:style-name="P16"><text:span text:style-name="T5">@attribute a68 numeric</text:span></text:p>
            <text:p text:style-name="P16"><text:span text:style-name="T5">@attribute a69 numeric</text:span></text:p>
            <text:p text:style-name="P16"><text:span text:style-name="T5">@attribute a70 numeric</text:span></text:p>
            <text:p text:style-name="P16"><text:span text:style-name="T5">@attribute a71 numeric</text:span></text:p>
            <text:p text:style-name="P16"><text:span text:style-name="T5">@attribute a72 numeric</text:span></text:p>
            <text:p text:style-name="P16"><text:span text:style-name="T5">@attribute a73 numeric</text:span></text:p>
            <text:p text:style-name="P16"><text:span text:style-name="T5">@attribute a74 numeric</text:span></text:p>
            <text:p text:style-name="P16"><text:span text:style-name="T5">@attribute a75 numeric</text:span></text:p>
            <text:p text:style-name="P16"><text:span text:style-name="T5">@attribute a76 numeric</text:span></text:p>
            <text:p text:style-name="P16"><text:span text:style-name="T5">@attribute a77 numeric</text:span></text:p>
            <text:p text:style-name="P16"><text:span text:style-name="T5"/></text:p>
            <text:p text:style-name="P16"><text:span text:style-name="T5">@data</text:span></text:p>
            <text:p text:style-name="P16"><text:span text:style-name="T5">0,0,0,0,0,0,0,0,0,0,0,0,0,0,0,0,0,0,1,1,1,2,?,?,?,?,0,1,0,0,0,1,1,0,1,0,0,0,0,0,0,0,0,0,0,1,0,0,0,0,0,0,0,0,0,0,0,0,0,0,0,0,0,0,0,0,0,0,0,?,?,?,?,0,0,0,0,0</text:span></text:p>
            <text:p text:style-name="P16"><text:span text:style-name="T5">0,0,0,0,0,0,0,0,0,0,0,0,0,0,0,0,0,0,0,1,1,2,1,0,2,0,0,1,0,0,0,1,1,0,1,0,0,0,0,0,0,0,0,0,0,1,0,0,0,0,0,0,0,0,0,0,0,0,0,0,0,0,0,0,0,0,0,0,0,0,0,0,0,0,0,0,0,0</text:span></text:p>
            <text:p text:style-name="P16"><text:span text:style-name="T5">0,0,0,0,0,0,0,0,0,0,0,0,0,0,1,0,0,?,?,?,?,?,1,0,0,0,0,1,1,0,0,0,0,1,0,1,1,0,1,0,1,0,1,1,1,0,1,1,1,1,0,1,0,0,0,0,0,0,0,0,0,0,0,1,1,1,1,1,1,0,0,0,0,0,0,0,0,0</text:span></text:p>
            <text:p text:style-name="P16"><text:span text:style-name="T5">?,?,?,?,?,?,0,?,?,?,?,0,0,0,1,0,0,0,0,1,1,2,1,0,0,0,0,1,1,0,0,0,0,1,0,1,1,0,1,0,1,0,1,1,1,0,1,1,1,1,0,1,0,0,0,0,0,0,0,0,0,0,0,1,1,1,1,1,1,0,0,0,0,0,0,0,0,0</text:span></text:p>
            <text:p text:style-name="P16"><text:span text:style-name="T5">0,0,0,0,0,0,0,0,0,0,0,0,?,?,?,?,?,?,?,?,?,?,?,?,?,?,0,1,1,0,0,0,0,1,0,1,1,0,1,0,1,0,1,1,1,0,1,1,1,1,0,1,0,0,0,0,0,0,0,0,0,0,0,1,1,1,1,1,1,0,0,0,0,0,0,0,0,0</text:span></text:p>
            <text:p text:style-name="P16"><text:span text:style-name="T5">0,0,0,0,0,0,0,0,0,0,0,0,0,0,1,0,0,0,0,1,?,0,0,0,1,0,0,0,2,0,0,0,0,1,0,1,1,0,1,0,1,1,1,1,1,0,1,1,1,1,0,2,0,0,0,0,0,0,0,0,0,0,0,1,1,1,1,1,0,0,0,0,0,0,0,0,0,0</text:span></text:p>
            <text:p text:style-name="P16"><text:span text:style-name="T5">1,1,1,1,1,1,1,1,0,1,1,1,0,1,?,0,2,0,1,1,0,2,2,0,0,0,1,0,2,0,0,0,1,1,0,2,1,1,?,1,1,?,1,1,3,1,1,1,1,1,1,2,1,0,1,0,0,0,1,0,1,1,1,0,0,0,0,0,0,?,?,?,?,1,1,0,1,0</text:span></text:p>
            <text:p text:style-name="P16"><text:span text:style-name="T5">1,1,?,1,?,1,1,1,1,1,0,1,0,1,?,0,2,?,?,?,?,?,2,0,0,0,1,0,2,0,0,0,1,1,0,2,1,1,?,1,1,?,1,1,3,1,1,1,1,1,1,2,1,0,1,0,0,0,1,0,1,1,1,0,0,0,0,0,0,?,?,?,?,1,1,0,1,0</text:span></text:p>
            <text:p text:style-name="P16"><text:span text:style-name="T5">?,?,?,?,?,?,1,?,?,?,?,1,?,?,?,?,?,0,1,1,0,2,?,?,?,?,1,0,2,0,0,0,1,1,0,2,1,1,?,1,1,?,1,1,3,1,1,1,1,1,1,2,1,0,1,0,0,0,1,0,1,1,1,0,0,0,0,0,0,0,1,0,0,1,1,0,1,0</text:span></text:p>
            <text:p text:style-name="P16"><text:span text:style-name="T5">?,?,0,0,?,0,0,1,0,0,0,0,1,1,?,0,1,0,1,1,0,0,0,1,0,1,1,0,2,1,1,1,1,1,0,2,1,0,2,0,2,1,1,1,2,0,1,1,1,1,0,1,0,1,0,1,1,0,0,0,0,1,1,0,0,0,0,1,0,0,1,0,1,0,1,0,1,0</text:span></text:p>
            <text:p text:style-name="P16"><text:span text:style-name="T5">0,0,1,0,1,0,0,1,1,0,0,0,1,1,?,0,0,0,1,1,1,?,0,1,0,1,1,0,2,1,1,1,1,1,0,2,1,0,2,0,2,1,1,1,2,0,1,1,1,1,0,1,0,1,0,1,1,0,0,0,0,1,1,0,0,0,0,1,0,?,?,0,1,0,1,0,1,0</text:span></text:p>
            <text:p text:style-name="P16"><text:span text:style-name="T5">1,0,0,0,1,1,0,1,0,0,0,0,?,?,?,?,?,?,?,?,?,?,2,?,?,?,1,0,2,1,1,1,1,1,0,1,1,0,2,0,2,1,1,1,2,0,1,1,1,1,0,1,0,1,0,0,0,1,0,0,0,1,1,0,0,0,0,0,0,1,1,0,0,0,0,1,0,0</text:span></text:p>
            <text:p text:style-name="P16"><text:span text:style-name="T5">?,?,?,?,?,?,0,?,?,?,?,0,?,?,?,?,?,0,1,1,0,?,2,?,?,?,1,0,2,1,1,1,1,1,0,1,1,0,2,0,2,1,1,1,2,0,1,1,1,1,0,1,0,1,1,0,0,1,0,1,0,0,1,0,0,0,0,0,0,0,1,0,0,0,1,1,1,0</text:span></text:p>
            <text:p text:style-name="P16"><text:span text:style-name="T5">1,1,?,?,1,1,0,1,1,0,0,0,0,1,?,0,0,0,1,?,1,1,0,0,1,0,1,0,2,1,1,1,1,1,0,1,1,0,2,0,2,1,1,1,2,0,1,1,1,1,0,2,0,1,0,0,1,1,0,0,1,?,?,0,0,0,0,0,0,0,1,0,1,0,?,1,1,1</text:span></text:p>
            <text:p text:style-name="P16"><text:span text:style-name="T5">1,1,?,?,1,1,0,1,0,1,1,0,1,1,?,1,0,0,1,?,1,0,0,0,1,0,1,0,2,1,1,1,1,1,0,1,1,0,2,0,2,1,1,1,2,0,1,1,1,1,1,2,0,1,0,0,1,1,0,0,1,?,?,0,0,0,0,0,0,0,1,0,1,0,0,1,1,1</text:span></text:p>
            <text:p text:style-name="P16"><text:span text:style-name="T5">0,0,0,0,0,0,0,1,1,0,0,0,0,1,?,0,0,0,1,1,1,1,0,0,1,0,1,0,2,1,1,1,1,1,0,1,1,0,2,0,2,1,1,1,2,0,1,1,1,1,0,2,0,1,0,0,1,0,0,0,0,0,1,0,0,0,0,0,0,1,1,2,?,0,0,1,0,0</text:span></text:p>
            <text:p text:style-name="P16"><text:soft-page-break/><text:span text:style-name="T5">?,?,?,?,?,?,0,?,?,?,?,0,?,?,?,?,?,0,1,1,1,0,2,?,?,?,1,0,2,1,1,1,1,1,0,1,1,0,2,0,2,1,1,1,2,0,1,1,1,1,0,1,0,1,0,0,1,0,0,0,0,0,1,0,0,0,0,0,0,1,1,2,0,0,0,1,0,0</text:span></text:p>
            <text:p text:style-name="P16"><text:span text:style-name="T5">0,0,0,0,0,0,0,0,0,0,0,0,0,1,?,0,0,0,1,1,0,0,2,0,2,0,1,0,2,1,1,1,1,1,0,1,1,0,2,0,2,1,1,1,2,0,1,1,1,1,0,1,0,1,1,0,0,1,0,1,0,1,1,0,0,0,0,0,0,0,1,0,0,0,0,1,1,0</text:span></text:p>
            <text:p text:style-name="P16"><text:span text:style-name="T5">1,1,1,1,1,1,0,1,1,0,0,0,0,1,?,0,0,0,1,1,0,0,2,0,2,0,1,0,2,1,1,1,1,1,0,1,1,0,2,0,2,1,1,1,2,0,1,1,1,1,1,1,0,1,0,0,0,0,0,0,0,1,1,0,0,0,0,0,0,0,1,1,0,0,0,1,1,0</text:span></text:p>
            <text:p text:style-name="P16"><text:span text:style-name="T5">1,1,1,1,1,1,0,1,?,?,?,0,?,?,?,?,?,1,0,1,1,?,0,?,?,?,1,0,2,1,1,1,1,1,0,1,1,0,2,0,2,1,1,1,2,0,1,1,1,1,1,1,0,1,0,0,1,0,0,0,0,0,1,0,0,0,0,0,0,1,1,1,0,0,0,1,1,0</text:span></text:p>
            <text:p text:style-name="P16"><text:span text:style-name="T5">1,1,1,1,1,1,0,1,1,1,2,0,1,1,?,1,0,1,1,0,1,2,0,0,0,0,1,0,2,1,1,1,1,1,0,1,1,0,2,0,2,?,1,1,2,0,1,1,1,1,1,1,0,1,1,0,0,1,0,0,0,0,1,0,0,0,0,0,0,1,1,1,0,1,1,1,1,0</text:span></text:p>
            <text:p text:style-name="P16"><text:span text:style-name="T5">1,1,1,1,1,1,0,1,1,1,2,0,1,1,?,1,0,?,?,?,?,?,9,0,0,0,1,0,2,1,1,1,1,1,0,1,1,0,2,0,2,0,1,1,2,0,1,1,1,1,1,1,0,1,0,0,0,0,0,0,0,0,1,0,0,0,0,0,0,1,1,1,0,1,1,1,1,0</text:span></text:p>
            <text:p text:style-name="P16"><text:span text:style-name="T5">0,0,?,0,?,?,0,1,1,0,0,0,0,1,?,0,0,0,1,1,0,0,2,0,1,0,1,0,2,1,1,1,1,1,0,2,1,0,2,0,2,1,1,1,2,0,1,1,1,1,0,2,0,1,0,0,1,1,0,0,0,1,1,0,0,0,0,0,0,0,1,0,0,0,0,1,0,0</text:span></text:p>
            <text:p text:style-name="P16"><text:span text:style-name="T5">0,0,?,0,?,?,0,1,1,0,0,0,?,?,?,?,?,?,?,?,?,?,0,0,0,0,1,0,2,1,1,1,1,1,0,1,1,0,2,0,2,1,1,1,2,0,1,1,1,1,0,1,0,1,0,0,1,0,0,0,0,0,0,0,0,?,?,0,0,?,?,?,?,0,0,1,0,0</text:span></text:p>
            <text:p text:style-name="P16"><text:span text:style-name="T5">?,0,0,0,?,?,0,1,1,1,0,0,0,1,?,0,0,0,1,0,1,1,0,0,1,0,1,0,2,1,1,1,1,1,0,1,1,0,2,0,2,1,1,1,2,0,1,1,1,1,0,2,0,1,0,0,1,0,0,0,0,0,1,0,0,?,?,0,0,?,?,?,?,0,0,1,0,0</text:span></text:p>
          </table:table-cell>
        </table:table-row>
      </table:table>
      <text:p text:style-name="P8"><text:span text:style-name="T2"/></text:p>
      <text:p text:style-name="P10"><text:span text:style-name="T2">(NOTE: The attributes in the set {a22, a23, a24, a25, a69, a70, a71, a72} are treated as string attributes </text:span><text:span text:style-name="T4">by the Rarff library</text:span><text:span text:style-name="T2">, even though they are explicitly declared as numeric in the wilkinsonMartix.arff file, because the </text:span><text:span text:style-name="T4">first</text:span><text:span text:style-name="T2"> value given for those attributes </text:span><text:span text:style-name="T4">in the dataset</text:span><text:span text:style-name="T2"> is the missing value symbol ('?'). Sin</text:span><text:span text:style-name="T3">c</text:span><text:span text:style-name="T2">e the RICO algorithm treats all values as nominal by default, this has no impact on the functionality of the program or the accuracy of its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ndaleMono" svg:font-family="AndaleMono" style:font-family-generic="roman"/>
    <style:font-face style:name="Andale Mono" svg:font-family="'Andale Mono'" style:font-pitch="variable"/>
    <style:font-face style:name="AndaleMono1" svg:font-family="Andal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9:25:21.967302000</meta:creation-date>
    <dc:date>2013-12-05T21:21:26.910979000</dc:date>
    <meta:editing-duration>PT1H45M48S</meta:editing-duration>
    <meta:editing-cycles>24</meta:editing-cycles>
    <meta:generator>LibreOffice/4.1.1.2$MacOSX_x86 LibreOffice_project/7e4286b58adc75a14f6d83f53a03b6c11fa2903</meta:generator>
    <meta:document-statistic meta:table-count="8" meta:image-count="0" meta:object-count="0" meta:page-count="10" meta:paragraph-count="316" meta:word-count="5023" meta:character-count="32472" meta:non-whitespace-character-count="27765"/>
  </office:meta>
</office:document-meta>
</file>